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06331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1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162.0"/>
          <table:table-cell office:value-type="float" office:value="23306.0"/>
          <table:table-cell office:value-type="string">
            <text:p/>
          </table:table-cell>
          <table:table-cell office:value-type="float" office:value="182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61145"/>
          <table:table-cell office:value-type="float" office:value="0.1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162.0"/>
          <table:table-cell office:value-type="float" office:value="23306.0"/>
          <table:table-cell office:value-type="string">
            <text:p/>
          </table:table-cell>
          <table:table-cell office:value-type="float" office:value="182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5908"/>
          <table:table-cell office:value-type="float" office:value="0.1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62.0"/>
          <table:table-cell office:value-type="float" office:value="21686.0"/>
          <table:table-cell office:value-type="string">
            <text:p/>
          </table:table-cell>
          <table:table-cell office:value-type="float" office:value="16180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397774"/>
          <table:table-cell office:value-type="float" office:value="0.1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163.0"/>
          <table:table-cell office:value-type="float" office:value="23307.0"/>
          <table:table-cell office:value-type="string">
            <text:p/>
          </table:table-cell>
          <table:table-cell office:value-type="float" office:value="182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23597"/>
          <table:table-cell office:value-type="float" office:value="0.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163.0"/>
          <table:table-cell office:value-type="float" office:value="23307.0"/>
          <table:table-cell office:value-type="string">
            <text:p/>
          </table:table-cell>
          <table:table-cell office:value-type="float" office:value="182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48815"/>
          <table:table-cell office:value-type="float" office:value="0.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2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63.0"/>
          <table:table-cell office:value-type="float" office:value="21687.0"/>
          <table:table-cell office:value-type="string">
            <text:p/>
          </table:table-cell>
          <table:table-cell office:value-type="float" office:value="1618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34232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9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162.0"/>
          <table:table-cell office:value-type="float" office:value="23306.0"/>
          <table:table-cell office:value-type="string">
            <text:p/>
          </table:table-cell>
          <table:table-cell office:value-type="float" office:value="182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12045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162.0"/>
          <table:table-cell office:value-type="float" office:value="23306.0"/>
          <table:table-cell office:value-type="string">
            <text:p/>
          </table:table-cell>
          <table:table-cell office:value-type="float" office:value="182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54684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62.0"/>
          <table:table-cell office:value-type="float" office:value="21686.0"/>
          <table:table-cell office:value-type="string">
            <text:p/>
          </table:table-cell>
          <table:table-cell office:value-type="float" office:value="16180.0"/>
          <table:table-cell office:value-type="string">
            <text:p/>
          </table:table-cell>
          <table:table-cell office:value-type="string">
            <text:p/>
          </table:table-cell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03596"/>
          <table:table-cell office:value-type="float" office:value="0.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164.0"/>
          <table:table-cell office:value-type="float" office:value="23308.0"/>
          <table:table-cell office:value-type="string">
            <text:p/>
          </table:table-cell>
          <table:table-cell office:value-type="float" office:value="182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71215"/>
          <table:table-cell office:value-type="float" office:value="0.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164.0"/>
          <table:table-cell office:value-type="float" office:value="23308.0"/>
          <table:table-cell office:value-type="string">
            <text:p/>
          </table:table-cell>
          <table:table-cell office:value-type="float" office:value="182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59062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64.0"/>
          <table:table-cell office:value-type="float" office:value="21688.0"/>
          <table:table-cell office:value-type="string">
            <text:p/>
          </table:table-cell>
          <table:table-cell office:value-type="float" office:value="1618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29648"/>
          <table:table-cell office:value-type="float" office:value="0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7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162.0"/>
          <table:table-cell office:value-type="float" office:value="23306.0"/>
          <table:table-cell office:value-type="string">
            <text:p/>
          </table:table-cell>
          <table:table-cell office:value-type="float" office:value="182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2696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8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162.0"/>
          <table:table-cell office:value-type="float" office:value="23306.0"/>
          <table:table-cell office:value-type="string">
            <text:p/>
          </table:table-cell>
          <table:table-cell office:value-type="float" office:value="182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18064"/>
          <table:table-cell office:value-type="float" office:value="0.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62.0"/>
          <table:table-cell office:value-type="float" office:value="21686.0"/>
          <table:table-cell office:value-type="string">
            <text:p/>
          </table:table-cell>
          <table:table-cell office:value-type="float" office:value="1618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30988"/>
          <table:table-cell office:value-type="float" office:value="0.06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204.0"/>
          <table:table-cell office:value-type="float" office:value="6223.0"/>
          <table:table-cell office:value-type="float" office:value="18182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1.90209"/>
          <table:table-cell office:value-type="float" office:value="1.617"/>
          <table:table-cell office:value-type="float" office:value="1.56"/>
          <table:table-cell office:value-type="float" office:value="90513.0"/>
          <table:table-cell office:value-type="float" office:value="0.0"/>
          <table:table-cell office:value-type="float" office:value="148.0"/>
          <table:table-cell office:value-type="float" office:value="13622.0"/>
          <table:table-cell office:value-type="float" office:value="104148.0"/>
          <table:table-cell office:value-type="float" office:value="6223.0"/>
          <table:table-cell office:value-type="float" office:value="18182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196.631"/>
          <table:table-cell office:value-type="float" office:value="196.397"/>
          <table:table-cell office:value-type="float" office:value="196.32"/>
          <table:table-cell office:value-type="float" office:value="8004754.0"/>
          <table:table-cell office:value-type="float" office:value="0.0"/>
          <table:table-cell office:value-type="float" office:value="9468.0"/>
          <table:table-cell office:value-type="float" office:value="1110507.0"/>
          <table:table-cell office:value-type="float" office:value="9115480.0"/>
          <table:table-cell office:value-type="float" office:value="5494.0"/>
          <table:table-cell office:value-type="float" office:value="15704.0"/>
          <table:table-cell office:value-type="float" office:value="103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36.0"/>
          <table:table-cell office:value-type="float" office:value="13731.0"/>
          <table:table-cell office:value-type="float" office:value="9535.0"/>
          <table:table-cell office:value-type="float" office:value="6267.0"/>
          <table:table-cell office:value-type="float" office:value="8305.0"/>
          <table:table-cell office:value-type="float" office:value="11052.0"/>
          <table:table-cell office:value-type="float" office:value="36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37558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42.0"/>
          <table:table-cell office:value-type="float" office:value="9353.0"/>
          <table:table-cell office:value-type="string">
            <text:p/>
          </table:table-cell>
          <table:table-cell office:value-type="float" office:value="726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5425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42.0"/>
          <table:table-cell office:value-type="float" office:value="9353.0"/>
          <table:table-cell office:value-type="string">
            <text:p/>
          </table:table-cell>
          <table:table-cell office:value-type="float" office:value="726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69856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8.0"/>
          <table:table-cell office:value-type="float" office:value="8711.0"/>
          <table:table-cell office:value-type="string">
            <text:p/>
          </table:table-cell>
          <table:table-cell office:value-type="float" office:value="6450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6.4136"/>
          <table:table-cell office:value-type="float" office:value="16.111"/>
          <table:table-cell office:value-type="float" office:value="16.06"/>
          <table:table-cell office:value-type="float" office:value="548125.0"/>
          <table:table-cell office:value-type="float" office:value="0.0"/>
          <table:table-cell office:value-type="float" office:value="253.0"/>
          <table:table-cell office:value-type="float" office:value="20898.0"/>
          <table:table-cell office:value-type="float" office:value="569284.0"/>
          <table:table-cell office:value-type="float" office:value="6223.0"/>
          <table:table-cell office:value-type="float" office:value="18192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342.535"/>
          <table:table-cell office:value-type="float" office:value="342.189"/>
          <table:table-cell office:value-type="float" office:value="342.11"/>
          <table:table-cell office:value-type="float" office:value="22140998.0"/>
          <table:table-cell office:value-type="float" office:value="0.0"/>
          <table:table-cell office:value-type="float" office:value="10734.0"/>
          <table:table-cell office:value-type="float" office:value="1426410.0"/>
          <table:table-cell office:value-type="float" office:value="23567407.0"/>
          <table:table-cell office:value-type="float" office:value="6223.0"/>
          <table:table-cell office:value-type="float" office:value="18192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730.788"/>
          <table:table-cell office:value-type="float" office:value="730.531"/>
          <table:table-cell office:value-type="float" office:value="730.45"/>
          <table:table-cell office:value-type="float" office:value="41693400.0"/>
          <table:table-cell office:value-type="float" office:value="0.0"/>
          <table:table-cell office:value-type="float" office:value="90004.0"/>
          <table:table-cell office:value-type="float" office:value="13671268.0"/>
          <table:table-cell office:value-type="float" office:value="55364688.0"/>
          <table:table-cell office:value-type="float" office:value="5494.0"/>
          <table:table-cell office:value-type="float" office:value="15714.0"/>
          <table:table-cell office:value-type="float" office:value="103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36.0"/>
          <table:table-cell office:value-type="float" office:value="13731.0"/>
          <table:table-cell office:value-type="float" office:value="9535.0"/>
          <table:table-cell office:value-type="float" office:value="6267.0"/>
          <table:table-cell office:value-type="float" office:value="8305.0"/>
          <table:table-cell office:value-type="float" office:value="11052.0"/>
          <table:table-cell office:value-type="float" office:value="36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20711"/>
          <table:table-cell office:value-type="float" office:value="3.916"/>
          <table:table-cell office:value-type="float" office:value="3.85"/>
          <table:table-cell office:value-type="float" office:value="213984.0"/>
          <table:table-cell office:value-type="float" office:value="0.0"/>
          <table:table-cell office:value-type="float" office:value="206.0"/>
          <table:table-cell office:value-type="float" office:value="29309.0"/>
          <table:table-cell office:value-type="float" office:value="243381.0"/>
          <table:table-cell office:value-type="float" office:value="6223.0"/>
          <table:table-cell office:value-type="float" office:value="18190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79.2275"/>
          <table:table-cell office:value-type="float" office:value="78.97"/>
          <table:table-cell office:value-type="float" office:value="78.91"/>
          <table:table-cell office:value-type="float" office:value="4835557.0"/>
          <table:table-cell office:value-type="float" office:value="0.0"/>
          <table:table-cell office:value-type="float" office:value="2730.0"/>
          <table:table-cell office:value-type="float" office:value="323293.0"/>
          <table:table-cell office:value-type="float" office:value="5158929.0"/>
          <table:table-cell office:value-type="float" office:value="6223.0"/>
          <table:table-cell office:value-type="float" office:value="18190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124.037"/>
          <table:table-cell office:value-type="float" office:value="123.828"/>
          <table:table-cell office:value-type="float" office:value="123.73"/>
          <table:table-cell office:value-type="float" office:value="6747300.0"/>
          <table:table-cell office:value-type="float" office:value="0.0"/>
          <table:table-cell office:value-type="float" office:value="16451.0"/>
          <table:table-cell office:value-type="float" office:value="2662165.0"/>
          <table:table-cell office:value-type="float" office:value="9409479.0"/>
          <table:table-cell office:value-type="float" office:value="5494.0"/>
          <table:table-cell office:value-type="float" office:value="15712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36.0"/>
          <table:table-cell office:value-type="float" office:value="13731.0"/>
          <table:table-cell office:value-type="float" office:value="9535.0"/>
          <table:table-cell office:value-type="float" office:value="6267.0"/>
          <table:table-cell office:value-type="float" office:value="8305.0"/>
          <table:table-cell office:value-type="float" office:value="11052.0"/>
          <table:table-cell office:value-type="float" office:value="36.0"/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77744"/>
          <table:table-cell office:value-type="float" office:value="2.512"/>
          <table:table-cell office:value-type="float" office:value="2.45"/>
          <table:table-cell office:value-type="float" office:value="95975.0"/>
          <table:table-cell office:value-type="float" office:value="0.0"/>
          <table:table-cell office:value-type="float" office:value="339.0"/>
          <table:table-cell office:value-type="float" office:value="38577.0"/>
          <table:table-cell office:value-type="float" office:value="134673.0"/>
          <table:table-cell office:value-type="float" office:value="6223.0"/>
          <table:table-cell office:value-type="float" office:value="18183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3.2672"/>
          <table:table-cell office:value-type="float" office:value="3.002"/>
          <table:table-cell office:value-type="float" office:value="2.94"/>
          <table:table-cell office:value-type="float" office:value="167078.0"/>
          <table:table-cell office:value-type="float" office:value="0.0"/>
          <table:table-cell office:value-type="float" office:value="167.0"/>
          <table:table-cell office:value-type="float" office:value="14307.0"/>
          <table:table-cell office:value-type="float" office:value="181407.0"/>
          <table:table-cell office:value-type="float" office:value="6223.0"/>
          <table:table-cell office:value-type="float" office:value="18183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410.532"/>
          <table:table-cell office:value-type="float" office:value="410.305"/>
          <table:table-cell office:value-type="float" office:value="410.23"/>
          <table:table-cell office:value-type="float" office:value="22329990.0"/>
          <table:table-cell office:value-type="float" office:value="0.0"/>
          <table:table-cell office:value-type="float" office:value="36805.0"/>
          <table:table-cell office:value-type="float" office:value="5284888.0"/>
          <table:table-cell office:value-type="float" office:value="27614929.0"/>
          <table:table-cell office:value-type="float" office:value="5494.0"/>
          <table:table-cell office:value-type="float" office:value="15705.0"/>
          <table:table-cell office:value-type="float" office:value="103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36.0"/>
          <table:table-cell office:value-type="float" office:value="13731.0"/>
          <table:table-cell office:value-type="float" office:value="9535.0"/>
          <table:table-cell office:value-type="float" office:value="6267.0"/>
          <table:table-cell office:value-type="float" office:value="8305.0"/>
          <table:table-cell office:value-type="float" office:value="11052.0"/>
          <table:table-cell office:value-type="float" office:value="36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  <table:table-cell table:formula="of:=SUM([.CH3:.CH12])" office:value-type="float"/>
          <table:table-cell table:formula="of:=SUM([.CI3:.CI12])" office:value-type="float"/>
          <table:table-cell table:formula="of:=SUM([.CJ3:.CJ12])" office:value-type="float"/>
          <table:table-cell table:formula="of:=SUM([.CK3:.CK12])" office:value-type="float"/>
          <table:table-cell table:formula="of:=SUM([.CL3:.CL12])" office:value-type="float"/>
          <table:table-cell table:formula="of:=SUM([.CM3:.CM12])" office:value-type="float"/>
          <table:table-cell table:formula="of:=SUM([.CN3:.CN12])" office:value-type="float"/>
          <table:table-cell table:formula="of:=SUM([.CO3:.CO12])" office:value-type="float"/>
          <table:table-cell table:formula="of:=SUM([.CP3:.CP12])" office:value-type="float"/>
          <table:table-cell table:formula="of:=SUM([.CQ3:.CQ12])" office:value-type="float"/>
          <table:table-cell table:formula="of:=SUM([.CR3:.CR12])" office:value-type="float"/>
          <table:table-cell table:formula="of:=SUM([.CS3:.CS12])" office:value-type="float"/>
          <table:table-cell table:formula="of:=SUM([.CT3:.CT12])" office:value-type="float"/>
          <table:table-cell table:formula="of:=SUM([.CU3:.CU12])" office:value-type="float"/>
          <table:table-cell table:formula="of:=SUM([.CV3:.CV12])" office:value-type="float"/>
          <table:table-cell table:formula="of:=SUM([.CW3:.CW12])" office:value-type="float"/>
          <table:table-cell table:formula="of:=SUM([.CX3:.CX12])" office:value-type="float"/>
          <table:table-cell table:formula="of:=SUM([.CY3:.CY12])" office:value-type="float"/>
          <table:table-cell table:formula="of:=SUM([.CZ3:.CZ12])" office:value-type="float"/>
          <table:table-cell table:formula="of:=SUM([.DA3:.DA12])" office:value-type="float"/>
          <table:table-cell table:formula="of:=SUM([.DB3:.DB12])" office:value-type="float"/>
          <table:table-cell table:formula="of:=SUM([.DC3:.DC12])" office:value-type="float"/>
          <table:table-cell table:formula="of:=SUM([.DD3:.DD12])" office:value-type="float"/>
          <table:table-cell table:formula="of:=SUM([.DE3:.DE12])" office:value-type="float"/>
          <table:table-cell table:formula="of:=SUM([.DF3:.DF12])" office:value-type="float"/>
          <table:table-cell table:formula="of:=SUM([.DG3:.DG12])" office:value-type="float"/>
          <table:table-cell table:formula="of:=SUM([.DH3:.DH12])" office:value-type="float"/>
          <table:table-cell table:formula="of:=SUM([.DI3:.DI12])" office:value-type="float"/>
          <table:table-cell table:formula="of:=SUM([.DJ3:.DJ12])" office:value-type="float"/>
          <table:table-cell table:formula="of:=SUM([.DK3:.DK12])" office:value-type="float"/>
          <table:table-cell table:formula="of:=SUM([.DL3:.DL12])" office:value-type="float"/>
          <table:table-cell table:formula="of:=SUM([.DM3:.DM12])" office:value-type="float"/>
          <table:table-cell table:formula="of:=SUM([.DN3:.DN12])" office:value-type="float"/>
          <table:table-cell table:formula="of:=SUM([.DO3:.DO12])" office:value-type="float"/>
          <table:table-cell table:formula="of:=SUM([.DP3:.DP12])" office:value-type="float"/>
          <table:table-cell table:formula="of:=SUM([.DQ3:.DQ12])" office:value-type="float"/>
          <table:table-cell table:formula="of:=SUM([.DR3:.DR12])" office:value-type="float"/>
          <table:table-cell table:formula="of:=SUM([.DS3:.DS12])" office:value-type="float"/>
          <table:table-cell table:formula="of:=SUM([.DT3:.DT12])" office:value-type="float"/>
          <table:table-cell table:formula="of:=SUM([.DU3:.DU12])" office:value-type="float"/>
          <table:table-cell table:formula="of:=SUM([.DV3:.DV12])" office:value-type="float"/>
          <table:table-cell table:formula="of:=SUM([.DW3:.DW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  <table:table-cell table:formula="of:=AVERAGE([.CH3:.CH12])" office:value-type="float"/>
          <table:table-cell table:formula="of:=AVERAGE([.CI3:.CI12])" office:value-type="float"/>
          <table:table-cell table:formula="of:=AVERAGE([.CJ3:.CJ12])" office:value-type="float"/>
          <table:table-cell table:formula="of:=AVERAGE([.CK3:.CK12])" office:value-type="float"/>
          <table:table-cell table:formula="of:=AVERAGE([.CL3:.CL12])" office:value-type="float"/>
          <table:table-cell table:formula="of:=AVERAGE([.CM3:.CM12])" office:value-type="float"/>
          <table:table-cell table:formula="of:=AVERAGE([.CN3:.CN12])" office:value-type="float"/>
          <table:table-cell table:formula="of:=AVERAGE([.CO3:.CO12])" office:value-type="float"/>
          <table:table-cell table:formula="of:=AVERAGE([.CP3:.CP12])" office:value-type="float"/>
          <table:table-cell table:formula="of:=AVERAGE([.CQ3:.CQ12])" office:value-type="float"/>
          <table:table-cell table:formula="of:=AVERAGE([.CR3:.CR12])" office:value-type="float"/>
          <table:table-cell table:formula="of:=AVERAGE([.CS3:.CS12])" office:value-type="float"/>
          <table:table-cell table:formula="of:=AVERAGE([.CT3:.CT12])" office:value-type="float"/>
          <table:table-cell table:formula="of:=AVERAGE([.CU3:.CU12])" office:value-type="float"/>
          <table:table-cell table:formula="of:=AVERAGE([.CV3:.CV12])" office:value-type="float"/>
          <table:table-cell table:formula="of:=AVERAGE([.CW3:.CW12])" office:value-type="float"/>
          <table:table-cell table:formula="of:=AVERAGE([.CX3:.CX12])" office:value-type="float"/>
          <table:table-cell table:formula="of:=AVERAGE([.CY3:.CY12])" office:value-type="float"/>
          <table:table-cell table:formula="of:=AVERAGE([.CZ3:.CZ12])" office:value-type="float"/>
          <table:table-cell table:formula="of:=AVERAGE([.DA3:.DA12])" office:value-type="float"/>
          <table:table-cell table:formula="of:=AVERAGE([.DB3:.DB12])" office:value-type="float"/>
          <table:table-cell table:formula="of:=AVERAGE([.DC3:.DC12])" office:value-type="float"/>
          <table:table-cell table:formula="of:=AVERAGE([.DD3:.DD12])" office:value-type="float"/>
          <table:table-cell table:formula="of:=AVERAGE([.DE3:.DE12])" office:value-type="float"/>
          <table:table-cell table:formula="of:=AVERAGE([.DF3:.DF12])" office:value-type="float"/>
          <table:table-cell table:formula="of:=AVERAGE([.DG3:.DG12])" office:value-type="float"/>
          <table:table-cell table:formula="of:=AVERAGE([.DH3:.DH12])" office:value-type="float"/>
          <table:table-cell table:formula="of:=AVERAGE([.DI3:.DI12])" office:value-type="float"/>
          <table:table-cell table:formula="of:=AVERAGE([.DJ3:.DJ12])" office:value-type="float"/>
          <table:table-cell table:formula="of:=AVERAGE([.DK3:.DK12])" office:value-type="float"/>
          <table:table-cell table:formula="of:=AVERAGE([.DL3:.DL12])" office:value-type="float"/>
          <table:table-cell table:formula="of:=AVERAGE([.DM3:.DM12])" office:value-type="float"/>
          <table:table-cell table:formula="of:=AVERAGE([.DN3:.DN12])" office:value-type="float"/>
          <table:table-cell table:formula="of:=AVERAGE([.DO3:.DO12])" office:value-type="float"/>
          <table:table-cell table:formula="of:=AVERAGE([.DP3:.DP12])" office:value-type="float"/>
          <table:table-cell table:formula="of:=AVERAGE([.DQ3:.DQ12])" office:value-type="float"/>
          <table:table-cell table:formula="of:=AVERAGE([.DR3:.DR12])" office:value-type="float"/>
          <table:table-cell table:formula="of:=AVERAGE([.DS3:.DS12])" office:value-type="float"/>
          <table:table-cell table:formula="of:=AVERAGE([.DT3:.DT12])" office:value-type="float"/>
          <table:table-cell table:formula="of:=AVERAGE([.DU3:.DU12])" office:value-type="float"/>
          <table:table-cell table:formula="of:=AVERAGE([.DV3:.DV12])" office:value-type="float"/>
          <table:table-cell table:formula="of:=AVERAGE([.DW3:.DW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  <table:table-cell table:formula="of:=STDEV([.CH3:.CH12])" office:value-type="float"/>
          <table:table-cell table:formula="of:=STDEV([.CI3:.CI12])" office:value-type="float"/>
          <table:table-cell table:formula="of:=STDEV([.CJ3:.CJ12])" office:value-type="float"/>
          <table:table-cell table:formula="of:=STDEV([.CK3:.CK12])" office:value-type="float"/>
          <table:table-cell table:formula="of:=STDEV([.CL3:.CL12])" office:value-type="float"/>
          <table:table-cell table:formula="of:=STDEV([.CM3:.CM12])" office:value-type="float"/>
          <table:table-cell table:formula="of:=STDEV([.CN3:.CN12])" office:value-type="float"/>
          <table:table-cell table:formula="of:=STDEV([.CO3:.CO12])" office:value-type="float"/>
          <table:table-cell table:formula="of:=STDEV([.CP3:.CP12])" office:value-type="float"/>
          <table:table-cell table:formula="of:=STDEV([.CQ3:.CQ12])" office:value-type="float"/>
          <table:table-cell table:formula="of:=STDEV([.CR3:.CR12])" office:value-type="float"/>
          <table:table-cell table:formula="of:=STDEV([.CS3:.CS12])" office:value-type="float"/>
          <table:table-cell table:formula="of:=STDEV([.CT3:.CT12])" office:value-type="float"/>
          <table:table-cell table:formula="of:=STDEV([.CU3:.CU12])" office:value-type="float"/>
          <table:table-cell table:formula="of:=STDEV([.CV3:.CV12])" office:value-type="float"/>
          <table:table-cell table:formula="of:=STDEV([.CW3:.CW12])" office:value-type="float"/>
          <table:table-cell table:formula="of:=STDEV([.CX3:.CX12])" office:value-type="float"/>
          <table:table-cell table:formula="of:=STDEV([.CY3:.CY12])" office:value-type="float"/>
          <table:table-cell table:formula="of:=STDEV([.CZ3:.CZ12])" office:value-type="float"/>
          <table:table-cell table:formula="of:=STDEV([.DA3:.DA12])" office:value-type="float"/>
          <table:table-cell table:formula="of:=STDEV([.DB3:.DB12])" office:value-type="float"/>
          <table:table-cell table:formula="of:=STDEV([.DC3:.DC12])" office:value-type="float"/>
          <table:table-cell table:formula="of:=STDEV([.DD3:.DD12])" office:value-type="float"/>
          <table:table-cell table:formula="of:=STDEV([.DE3:.DE12])" office:value-type="float"/>
          <table:table-cell table:formula="of:=STDEV([.DF3:.DF12])" office:value-type="float"/>
          <table:table-cell table:formula="of:=STDEV([.DG3:.DG12])" office:value-type="float"/>
          <table:table-cell table:formula="of:=STDEV([.DH3:.DH12])" office:value-type="float"/>
          <table:table-cell table:formula="of:=STDEV([.DI3:.DI12])" office:value-type="float"/>
          <table:table-cell table:formula="of:=STDEV([.DJ3:.DJ12])" office:value-type="float"/>
          <table:table-cell table:formula="of:=STDEV([.DK3:.DK12])" office:value-type="float"/>
          <table:table-cell table:formula="of:=STDEV([.DL3:.DL12])" office:value-type="float"/>
          <table:table-cell table:formula="of:=STDEV([.DM3:.DM12])" office:value-type="float"/>
          <table:table-cell table:formula="of:=STDEV([.DN3:.DN12])" office:value-type="float"/>
          <table:table-cell table:formula="of:=STDEV([.DO3:.DO12])" office:value-type="float"/>
          <table:table-cell table:formula="of:=STDEV([.DP3:.DP12])" office:value-type="float"/>
          <table:table-cell table:formula="of:=STDEV([.DQ3:.DQ12])" office:value-type="float"/>
          <table:table-cell table:formula="of:=STDEV([.DR3:.DR12])" office:value-type="float"/>
          <table:table-cell table:formula="of:=STDEV([.DS3:.DS12])" office:value-type="float"/>
          <table:table-cell table:formula="of:=STDEV([.DT3:.DT12])" office:value-type="float"/>
          <table:table-cell table:formula="of:=STDEV([.DU3:.DU12])" office:value-type="float"/>
          <table:table-cell table:formula="of:=STDEV([.DV3:.DV12])" office:value-type="float"/>
          <table:table-cell table:formula="of:=STDEV([.DW3:.DW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BM3:.$BM12])^2)^0.5" office:value-type="float"/>
          <table:table-cell table:number-matrix-columns-spanned="1" table:number-matrix-rows-spanned="1" table:formula="of:=SUM(([.C3:.C12]-[.$BN3:.$BN12])^2)^0.5" office:value-type="float"/>
          <table:table-cell table:number-matrix-columns-spanned="1" table:number-matrix-rows-spanned="1" table:formula="of:=SUM(([.D3:.D12]-[.$BO3:.$BO12])^2)^0.5" office:value-type="float"/>
          <table:table-cell table:number-matrix-columns-spanned="1" table:number-matrix-rows-spanned="1" table:formula="of:=SUM(([.E3:.E12]-[.$BP3:.$BP12])^2)^0.5" office:value-type="float"/>
          <table:table-cell table:number-matrix-columns-spanned="1" table:number-matrix-rows-spanned="1" table:formula="of:=SUM(([.F3:.F12]-[.$BQ3:.$BQ12])^2)^0.5" office:value-type="float"/>
          <table:table-cell table:number-matrix-columns-spanned="1" table:number-matrix-rows-spanned="1" table:formula="of:=SUM(([.G3:.G12]-[.$BR3:.$BR12])^2)^0.5" office:value-type="float"/>
          <table:table-cell table:number-matrix-columns-spanned="1" table:number-matrix-rows-spanned="1" table:formula="of:=SUM(([.H3:.H12]-[.$BS3:.$BS12])^2)^0.5" office:value-type="float"/>
          <table:table-cell table:number-matrix-columns-spanned="1" table:number-matrix-rows-spanned="1" table:formula="of:=SUM(([.I3:.I12]-[.$BT3:.$BT12])^2)^0.5" office:value-type="float"/>
          <table:table-cell table:number-matrix-columns-spanned="1" table:number-matrix-rows-spanned="1" table:formula="of:=SUM(([.J3:.J12]-[.$BU3:.$BU12])^2)^0.5" office:value-type="float"/>
          <table:table-cell table:number-matrix-columns-spanned="1" table:number-matrix-rows-spanned="1" table:formula="of:=SUM(([.K3:.K12]-[.$BV3:.$BV12])^2)^0.5" office:value-type="float"/>
          <table:table-cell table:number-matrix-columns-spanned="1" table:number-matrix-rows-spanned="1" table:formula="of:=SUM(([.L3:.L12]-[.$BW3:.$BW12])^2)^0.5" office:value-type="float"/>
          <table:table-cell table:number-matrix-columns-spanned="1" table:number-matrix-rows-spanned="1" table:formula="of:=SUM(([.M3:.M12]-[.$BX3:.$BX12])^2)^0.5" office:value-type="float"/>
          <table:table-cell table:number-matrix-columns-spanned="1" table:number-matrix-rows-spanned="1" table:formula="of:=SUM(([.N3:.N12]-[.$BY3:.$BY12])^2)^0.5" office:value-type="float"/>
          <table:table-cell table:number-matrix-columns-spanned="1" table:number-matrix-rows-spanned="1" table:formula="of:=SUM(([.O3:.O12]-[.$BZ3:.$BZ12])^2)^0.5" office:value-type="float"/>
          <table:table-cell table:number-matrix-columns-spanned="1" table:number-matrix-rows-spanned="1" table:formula="of:=SUM(([.P3:.P12]-[.$CA3:.$CA12])^2)^0.5" office:value-type="float"/>
          <table:table-cell table:number-matrix-columns-spanned="1" table:number-matrix-rows-spanned="1" table:formula="of:=SUM(([.Q3:.Q12]-[.$CB3:.$CB12])^2)^0.5" office:value-type="float"/>
          <table:table-cell table:number-matrix-columns-spanned="1" table:number-matrix-rows-spanned="1" table:formula="of:=SUM(([.R3:.R12]-[.$CC3:.$CC12])^2)^0.5" office:value-type="float"/>
          <table:table-cell table:number-matrix-columns-spanned="1" table:number-matrix-rows-spanned="1" table:formula="of:=SUM(([.S3:.S12]-[.$CD3:.$CD12])^2)^0.5" office:value-type="float"/>
          <table:table-cell table:number-matrix-columns-spanned="1" table:number-matrix-rows-spanned="1" table:formula="of:=SUM(([.T3:.T12]-[.$CE3:.$CE12])^2)^0.5" office:value-type="float"/>
          <table:table-cell table:number-matrix-columns-spanned="1" table:number-matrix-rows-spanned="1" table:formula="of:=SUM(([.U3:.U12]-[.$CF3:.$CF12])^2)^0.5" office:value-type="float"/>
          <table:table-cell table:number-matrix-columns-spanned="1" table:number-matrix-rows-spanned="1" table:formula="of:=SUM(([.V3:.V12]-[.$CG3:.$CG12])^2)^0.5" office:value-type="float"/>
          <table:table-cell table:number-matrix-columns-spanned="1" table:number-matrix-rows-spanned="1" table:formula="of:=SUM(([.W3:.W12]-[.$BM3:.$BM12])^2)^0.5" office:value-type="float"/>
          <table:table-cell table:number-matrix-columns-spanned="1" table:number-matrix-rows-spanned="1" table:formula="of:=SUM(([.X3:.X12]-[.$BN3:.$BN12])^2)^0.5" office:value-type="float"/>
          <table:table-cell table:number-matrix-columns-spanned="1" table:number-matrix-rows-spanned="1" table:formula="of:=SUM(([.Y3:.Y12]-[.$BO3:.$BO12])^2)^0.5" office:value-type="float"/>
          <table:table-cell table:number-matrix-columns-spanned="1" table:number-matrix-rows-spanned="1" table:formula="of:=SUM(([.Z3:.Z12]-[.$BP3:.$BP12])^2)^0.5" office:value-type="float"/>
          <table:table-cell table:number-matrix-columns-spanned="1" table:number-matrix-rows-spanned="1" table:formula="of:=SUM(([.AA3:.AA12]-[.$BQ3:.$BQ12])^2)^0.5" office:value-type="float"/>
          <table:table-cell table:number-matrix-columns-spanned="1" table:number-matrix-rows-spanned="1" table:formula="of:=SUM(([.AB3:.AB12]-[.$BR3:.$BR12])^2)^0.5" office:value-type="float"/>
          <table:table-cell table:number-matrix-columns-spanned="1" table:number-matrix-rows-spanned="1" table:formula="of:=SUM(([.AC3:.AC12]-[.$BS3:.$BS12])^2)^0.5" office:value-type="float"/>
          <table:table-cell table:number-matrix-columns-spanned="1" table:number-matrix-rows-spanned="1" table:formula="of:=SUM(([.AD3:.AD12]-[.$BT3:.$BT12])^2)^0.5" office:value-type="float"/>
          <table:table-cell table:number-matrix-columns-spanned="1" table:number-matrix-rows-spanned="1" table:formula="of:=SUM(([.AE3:.AE12]-[.$BU3:.$BU12])^2)^0.5" office:value-type="float"/>
          <table:table-cell table:number-matrix-columns-spanned="1" table:number-matrix-rows-spanned="1" table:formula="of:=SUM(([.AF3:.AF12]-[.$BV3:.$BV12])^2)^0.5" office:value-type="float"/>
          <table:table-cell table:number-matrix-columns-spanned="1" table:number-matrix-rows-spanned="1" table:formula="of:=SUM(([.AG3:.AG12]-[.$BW3:.$BW12])^2)^0.5" office:value-type="float"/>
          <table:table-cell table:number-matrix-columns-spanned="1" table:number-matrix-rows-spanned="1" table:formula="of:=SUM(([.AH3:.AH12]-[.$BX3:.$BX12])^2)^0.5" office:value-type="float"/>
          <table:table-cell table:number-matrix-columns-spanned="1" table:number-matrix-rows-spanned="1" table:formula="of:=SUM(([.AI3:.AI12]-[.$BY3:.$BY12])^2)^0.5" office:value-type="float"/>
          <table:table-cell table:number-matrix-columns-spanned="1" table:number-matrix-rows-spanned="1" table:formula="of:=SUM(([.AJ3:.AJ12]-[.$BZ3:.$BZ12])^2)^0.5" office:value-type="float"/>
          <table:table-cell table:number-matrix-columns-spanned="1" table:number-matrix-rows-spanned="1" table:formula="of:=SUM(([.AK3:.AK12]-[.$CA3:.$CA12])^2)^0.5" office:value-type="float"/>
          <table:table-cell table:number-matrix-columns-spanned="1" table:number-matrix-rows-spanned="1" table:formula="of:=SUM(([.AL3:.AL12]-[.$CB3:.$CB12])^2)^0.5" office:value-type="float"/>
          <table:table-cell table:number-matrix-columns-spanned="1" table:number-matrix-rows-spanned="1" table:formula="of:=SUM(([.AM3:.AM12]-[.$CC3:.$CC12])^2)^0.5" office:value-type="float"/>
          <table:table-cell table:number-matrix-columns-spanned="1" table:number-matrix-rows-spanned="1" table:formula="of:=SUM(([.AN3:.AN12]-[.$CD3:.$CD12])^2)^0.5" office:value-type="float"/>
          <table:table-cell table:number-matrix-columns-spanned="1" table:number-matrix-rows-spanned="1" table:formula="of:=SUM(([.AO3:.AO12]-[.$CE3:.$CE12])^2)^0.5" office:value-type="float"/>
          <table:table-cell table:number-matrix-columns-spanned="1" table:number-matrix-rows-spanned="1" table:formula="of:=SUM(([.AP3:.AP12]-[.$CF3:.$CF12])^2)^0.5" office:value-type="float"/>
          <table:table-cell table:number-matrix-columns-spanned="1" table:number-matrix-rows-spanned="1" table:formula="of:=SUM(([.AQ3:.AQ12]-[.$CG3:.$CG12])^2)^0.5" office:value-type="float"/>
          <table:table-cell table:number-matrix-columns-spanned="1" table:number-matrix-rows-spanned="1" table:formula="of:=SUM(([.AR3:.AR12]-[.$BM3:.$BM12])^2)^0.5" office:value-type="float"/>
          <table:table-cell table:number-matrix-columns-spanned="1" table:number-matrix-rows-spanned="1" table:formula="of:=SUM(([.AS3:.AS12]-[.$BN3:.$BN12])^2)^0.5" office:value-type="float"/>
          <table:table-cell table:number-matrix-columns-spanned="1" table:number-matrix-rows-spanned="1" table:formula="of:=SUM(([.AT3:.AT12]-[.$BO3:.$BO12])^2)^0.5" office:value-type="float"/>
          <table:table-cell table:number-matrix-columns-spanned="1" table:number-matrix-rows-spanned="1" table:formula="of:=SUM(([.AU3:.AU12]-[.$BP3:.$BP12])^2)^0.5" office:value-type="float"/>
          <table:table-cell table:number-matrix-columns-spanned="1" table:number-matrix-rows-spanned="1" table:formula="of:=SUM(([.AV3:.AV12]-[.$BQ3:.$BQ12])^2)^0.5" office:value-type="float"/>
          <table:table-cell table:number-matrix-columns-spanned="1" table:number-matrix-rows-spanned="1" table:formula="of:=SUM(([.AW3:.AW12]-[.$BR3:.$BR12])^2)^0.5" office:value-type="float"/>
          <table:table-cell table:number-matrix-columns-spanned="1" table:number-matrix-rows-spanned="1" table:formula="of:=SUM(([.AX3:.AX12]-[.$BS3:.$BS12])^2)^0.5" office:value-type="float"/>
          <table:table-cell table:number-matrix-columns-spanned="1" table:number-matrix-rows-spanned="1" table:formula="of:=SUM(([.AY3:.AY12]-[.$BT3:.$BT12])^2)^0.5" office:value-type="float"/>
          <table:table-cell table:number-matrix-columns-spanned="1" table:number-matrix-rows-spanned="1" table:formula="of:=SUM(([.AZ3:.AZ12]-[.$BU3:.$BU12])^2)^0.5" office:value-type="float"/>
          <table:table-cell table:number-matrix-columns-spanned="1" table:number-matrix-rows-spanned="1" table:formula="of:=SUM(([.BA3:.BA12]-[.$BV3:.$BV12])^2)^0.5" office:value-type="float"/>
          <table:table-cell table:number-matrix-columns-spanned="1" table:number-matrix-rows-spanned="1" table:formula="of:=SUM(([.BB3:.BB12]-[.$BW3:.$BW12])^2)^0.5" office:value-type="float"/>
          <table:table-cell table:number-matrix-columns-spanned="1" table:number-matrix-rows-spanned="1" table:formula="of:=SUM(([.BC3:.BC12]-[.$BX3:.$BX12])^2)^0.5" office:value-type="float"/>
          <table:table-cell table:number-matrix-columns-spanned="1" table:number-matrix-rows-spanned="1" table:formula="of:=SUM(([.BD3:.BD12]-[.$BY3:.$BY12])^2)^0.5" office:value-type="float"/>
          <table:table-cell table:number-matrix-columns-spanned="1" table:number-matrix-rows-spanned="1" table:formula="of:=SUM(([.BE3:.BE12]-[.$BZ3:.$BZ12])^2)^0.5" office:value-type="float"/>
          <table:table-cell table:number-matrix-columns-spanned="1" table:number-matrix-rows-spanned="1" table:formula="of:=SUM(([.BF3:.BF12]-[.$CA3:.$CA12])^2)^0.5" office:value-type="float"/>
          <table:table-cell table:number-matrix-columns-spanned="1" table:number-matrix-rows-spanned="1" table:formula="of:=SUM(([.BG3:.BG12]-[.$CB3:.$CB12])^2)^0.5" office:value-type="float"/>
          <table:table-cell table:number-matrix-columns-spanned="1" table:number-matrix-rows-spanned="1" table:formula="of:=SUM(([.BH3:.BH12]-[.$CC3:.$CC12])^2)^0.5" office:value-type="float"/>
          <table:table-cell table:number-matrix-columns-spanned="1" table:number-matrix-rows-spanned="1" table:formula="of:=SUM(([.BI3:.BI12]-[.$CD3:.$CD12])^2)^0.5" office:value-type="float"/>
          <table:table-cell table:number-matrix-columns-spanned="1" table:number-matrix-rows-spanned="1" table:formula="of:=SUM(([.BJ3:.BJ12]-[.$CE3:.$CE12])^2)^0.5" office:value-type="float"/>
          <table:table-cell table:number-matrix-columns-spanned="1" table:number-matrix-rows-spanned="1" table:formula="of:=SUM(([.BK3:.BK12]-[.$CF3:.$CF12])^2)^0.5" office:value-type="float"/>
          <table:table-cell table:number-matrix-columns-spanned="1" table:number-matrix-rows-spanned="1" table:formula="of:=SUM(([.BL3:.BL12]-[.$CG3:.$CG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BM3:.$BM12])" office:value-type="float"/>
          <table:table-cell table:number-matrix-columns-spanned="1" table:number-matrix-rows-spanned="1" table:formula="of:=SUM([.C3:.C12]=[.$BN3:.$BN12])" office:value-type="float"/>
          <table:table-cell table:number-matrix-columns-spanned="1" table:number-matrix-rows-spanned="1" table:formula="of:=SUM([.D3:.D12]=[.$BO3:.$BO12])" office:value-type="float"/>
          <table:table-cell table:number-matrix-columns-spanned="1" table:number-matrix-rows-spanned="1" table:formula="of:=SUM([.E3:.E12]=[.$BP3:.$BP12])" office:value-type="float"/>
          <table:table-cell table:number-matrix-columns-spanned="1" table:number-matrix-rows-spanned="1" table:formula="of:=SUM([.F3:.F12]=[.$BQ3:.$BQ12])" office:value-type="float"/>
          <table:table-cell table:number-matrix-columns-spanned="1" table:number-matrix-rows-spanned="1" table:formula="of:=SUM([.G3:.G12]=[.$BR3:.$BR12])" office:value-type="float"/>
          <table:table-cell table:number-matrix-columns-spanned="1" table:number-matrix-rows-spanned="1" table:formula="of:=SUM([.H3:.H12]=[.$BS3:.$BS12])" office:value-type="float"/>
          <table:table-cell table:number-matrix-columns-spanned="1" table:number-matrix-rows-spanned="1" table:formula="of:=SUM([.I3:.I12]=[.$BT3:.$BT12])" office:value-type="float"/>
          <table:table-cell table:number-matrix-columns-spanned="1" table:number-matrix-rows-spanned="1" table:formula="of:=SUM([.J3:.J12]=[.$BU3:.$BU12])" office:value-type="float"/>
          <table:table-cell table:number-matrix-columns-spanned="1" table:number-matrix-rows-spanned="1" table:formula="of:=SUM([.K3:.K12]=[.$BV3:.$BV12])" office:value-type="float"/>
          <table:table-cell table:number-matrix-columns-spanned="1" table:number-matrix-rows-spanned="1" table:formula="of:=SUM([.L3:.L12]=[.$BW3:.$BW12])" office:value-type="float"/>
          <table:table-cell table:number-matrix-columns-spanned="1" table:number-matrix-rows-spanned="1" table:formula="of:=SUM([.M3:.M12]=[.$BX3:.$BX12])" office:value-type="float"/>
          <table:table-cell table:number-matrix-columns-spanned="1" table:number-matrix-rows-spanned="1" table:formula="of:=SUM([.N3:.N12]=[.$BY3:.$BY12])" office:value-type="float"/>
          <table:table-cell table:number-matrix-columns-spanned="1" table:number-matrix-rows-spanned="1" table:formula="of:=SUM([.O3:.O12]=[.$BZ3:.$BZ12])" office:value-type="float"/>
          <table:table-cell table:number-matrix-columns-spanned="1" table:number-matrix-rows-spanned="1" table:formula="of:=SUM([.P3:.P12]=[.$CA3:.$CA12])" office:value-type="float"/>
          <table:table-cell table:number-matrix-columns-spanned="1" table:number-matrix-rows-spanned="1" table:formula="of:=SUM([.Q3:.Q12]=[.$CB3:.$CB12])" office:value-type="float"/>
          <table:table-cell table:number-matrix-columns-spanned="1" table:number-matrix-rows-spanned="1" table:formula="of:=SUM([.R3:.R12]=[.$CC3:.$CC12])" office:value-type="float"/>
          <table:table-cell table:number-matrix-columns-spanned="1" table:number-matrix-rows-spanned="1" table:formula="of:=SUM([.S3:.S12]=[.$CD3:.$CD12])" office:value-type="float"/>
          <table:table-cell table:number-matrix-columns-spanned="1" table:number-matrix-rows-spanned="1" table:formula="of:=SUM([.T3:.T12]=[.$CE3:.$CE12])" office:value-type="float"/>
          <table:table-cell table:number-matrix-columns-spanned="1" table:number-matrix-rows-spanned="1" table:formula="of:=SUM([.U3:.U12]=[.$CF3:.$CF12])" office:value-type="float"/>
          <table:table-cell table:number-matrix-columns-spanned="1" table:number-matrix-rows-spanned="1" table:formula="of:=SUM([.V3:.V12]=[.$CG3:.$CG12])" office:value-type="float"/>
          <table:table-cell table:number-matrix-columns-spanned="1" table:number-matrix-rows-spanned="1" table:formula="of:=SUM([.W3:.W12]=[.$BM3:.$BM12])" office:value-type="float"/>
          <table:table-cell table:number-matrix-columns-spanned="1" table:number-matrix-rows-spanned="1" table:formula="of:=SUM([.X3:.X12]=[.$BN3:.$BN12])" office:value-type="float"/>
          <table:table-cell table:number-matrix-columns-spanned="1" table:number-matrix-rows-spanned="1" table:formula="of:=SUM([.Y3:.Y12]=[.$BO3:.$BO12])" office:value-type="float"/>
          <table:table-cell table:number-matrix-columns-spanned="1" table:number-matrix-rows-spanned="1" table:formula="of:=SUM([.Z3:.Z12]=[.$BP3:.$BP12])" office:value-type="float"/>
          <table:table-cell table:number-matrix-columns-spanned="1" table:number-matrix-rows-spanned="1" table:formula="of:=SUM([.AA3:.AA12]=[.$BQ3:.$BQ12])" office:value-type="float"/>
          <table:table-cell table:number-matrix-columns-spanned="1" table:number-matrix-rows-spanned="1" table:formula="of:=SUM([.AB3:.AB12]=[.$BR3:.$BR12])" office:value-type="float"/>
          <table:table-cell table:number-matrix-columns-spanned="1" table:number-matrix-rows-spanned="1" table:formula="of:=SUM([.AC3:.AC12]=[.$BS3:.$BS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  <table:table-cell table:number-matrix-columns-spanned="1" table:number-matrix-rows-spanned="1" table:formula="of:=SUM([.AR3:.AR12]=[.$BM3:.$BM12])" office:value-type="float"/>
          <table:table-cell table:number-matrix-columns-spanned="1" table:number-matrix-rows-spanned="1" table:formula="of:=SUM([.AS3:.AS12]=[.$BN3:.$BN12])" office:value-type="float"/>
          <table:table-cell table:number-matrix-columns-spanned="1" table:number-matrix-rows-spanned="1" table:formula="of:=SUM([.AT3:.AT12]=[.$BO3:.$BO12])" office:value-type="float"/>
          <table:table-cell table:number-matrix-columns-spanned="1" table:number-matrix-rows-spanned="1" table:formula="of:=SUM([.AU3:.AU12]=[.$BP3:.$BP12])" office:value-type="float"/>
          <table:table-cell table:number-matrix-columns-spanned="1" table:number-matrix-rows-spanned="1" table:formula="of:=SUM([.AV3:.AV12]=[.$BQ3:.$BQ12])" office:value-type="float"/>
          <table:table-cell table:number-matrix-columns-spanned="1" table:number-matrix-rows-spanned="1" table:formula="of:=SUM([.AW3:.AW12]=[.$BR3:.$BR12])" office:value-type="float"/>
          <table:table-cell table:number-matrix-columns-spanned="1" table:number-matrix-rows-spanned="1" table:formula="of:=SUM([.AX3:.AX12]=[.$BS3:.$BS12])" office:value-type="float"/>
          <table:table-cell table:number-matrix-columns-spanned="1" table:number-matrix-rows-spanned="1" table:formula="of:=SUM([.AY3:.AY12]=[.$BT3:.$BT12])" office:value-type="float"/>
          <table:table-cell table:number-matrix-columns-spanned="1" table:number-matrix-rows-spanned="1" table:formula="of:=SUM([.AZ3:.AZ12]=[.$BU3:.$BU12])" office:value-type="float"/>
          <table:table-cell table:number-matrix-columns-spanned="1" table:number-matrix-rows-spanned="1" table:formula="of:=SUM([.BA3:.BA12]=[.$BV3:.$BV12])" office:value-type="float"/>
          <table:table-cell table:number-matrix-columns-spanned="1" table:number-matrix-rows-spanned="1" table:formula="of:=SUM([.BB3:.BB12]=[.$BW3:.$BW12])" office:value-type="float"/>
          <table:table-cell table:number-matrix-columns-spanned="1" table:number-matrix-rows-spanned="1" table:formula="of:=SUM([.BC3:.BC12]=[.$BX3:.$BX12])" office:value-type="float"/>
          <table:table-cell table:number-matrix-columns-spanned="1" table:number-matrix-rows-spanned="1" table:formula="of:=SUM([.BD3:.BD12]=[.$BY3:.$BY12])" office:value-type="float"/>
          <table:table-cell table:number-matrix-columns-spanned="1" table:number-matrix-rows-spanned="1" table:formula="of:=SUM([.BE3:.BE12]=[.$BZ3:.$BZ12])" office:value-type="float"/>
          <table:table-cell table:number-matrix-columns-spanned="1" table:number-matrix-rows-spanned="1" table:formula="of:=SUM([.BF3:.BF12]=[.$CA3:.$CA12])" office:value-type="float"/>
          <table:table-cell table:number-matrix-columns-spanned="1" table:number-matrix-rows-spanned="1" table:formula="of:=SUM([.BG3:.BG12]=[.$CB3:.$CB12])" office:value-type="float"/>
          <table:table-cell table:number-matrix-columns-spanned="1" table:number-matrix-rows-spanned="1" table:formula="of:=SUM([.BH3:.BH12]=[.$CC3:.$CC12])" office:value-type="float"/>
          <table:table-cell table:number-matrix-columns-spanned="1" table:number-matrix-rows-spanned="1" table:formula="of:=SUM([.BI3:.BI12]=[.$CD3:.$CD12])" office:value-type="float"/>
          <table:table-cell table:number-matrix-columns-spanned="1" table:number-matrix-rows-spanned="1" table:formula="of:=SUM([.BJ3:.BJ12]=[.$CE3:.$CE12])" office:value-type="float"/>
          <table:table-cell table:number-matrix-columns-spanned="1" table:number-matrix-rows-spanned="1" table:formula="of:=SUM([.BK3:.BK12]=[.$CF3:.$CF12])" office:value-type="float"/>
          <table:table-cell table:number-matrix-columns-spanned="1" table:number-matrix-rows-spanned="1" table:formula="of:=SUM([.BL3:.BL12]=[.$CG3:.$CG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CH3:.$CH12])" office:value-type="float"/>
          <table:table-cell table:number-matrix-columns-spanned="1" table:number-matrix-rows-spanned="1" table:formula="of:=SUM([.C3:.C12]&lt;[.$CI3:.$CI12])" office:value-type="float"/>
          <table:table-cell table:number-matrix-columns-spanned="1" table:number-matrix-rows-spanned="1" table:formula="of:=SUM([.D3:.D12]&lt;[.$CJ3:.$CJ12])" office:value-type="float"/>
          <table:table-cell table:number-matrix-columns-spanned="1" table:number-matrix-rows-spanned="1" table:formula="of:=SUM([.E3:.E12]&lt;[.$CK3:.$CK12])" office:value-type="float"/>
          <table:table-cell table:number-matrix-columns-spanned="1" table:number-matrix-rows-spanned="1" table:formula="of:=SUM([.F3:.F12]&lt;[.$CL3:.$CL12])" office:value-type="float"/>
          <table:table-cell table:number-matrix-columns-spanned="1" table:number-matrix-rows-spanned="1" table:formula="of:=SUM([.G3:.G12]&lt;[.$CM3:.$CM12])" office:value-type="float"/>
          <table:table-cell table:number-matrix-columns-spanned="1" table:number-matrix-rows-spanned="1" table:formula="of:=SUM([.H3:.H12]&lt;[.$CN3:.$CN12])" office:value-type="float"/>
          <table:table-cell table:number-matrix-columns-spanned="1" table:number-matrix-rows-spanned="1" table:formula="of:=SUM([.I3:.I12]&lt;[.$CO3:.$CO12])" office:value-type="float"/>
          <table:table-cell table:number-matrix-columns-spanned="1" table:number-matrix-rows-spanned="1" table:formula="of:=SUM([.J3:.J12]&lt;[.$CP3:.$CP12])" office:value-type="float"/>
          <table:table-cell table:number-matrix-columns-spanned="1" table:number-matrix-rows-spanned="1" table:formula="of:=SUM([.K3:.K12]&lt;[.$CQ3:.$CQ12])" office:value-type="float"/>
          <table:table-cell table:number-matrix-columns-spanned="1" table:number-matrix-rows-spanned="1" table:formula="of:=SUM([.L3:.L12]&lt;[.$CR3:.$CR12])" office:value-type="float"/>
          <table:table-cell table:number-matrix-columns-spanned="1" table:number-matrix-rows-spanned="1" table:formula="of:=SUM([.M3:.M12]&lt;[.$CS3:.$CS12])" office:value-type="float"/>
          <table:table-cell table:number-matrix-columns-spanned="1" table:number-matrix-rows-spanned="1" table:formula="of:=SUM([.N3:.N12]&lt;[.$CT3:.$CT12])" office:value-type="float"/>
          <table:table-cell table:number-matrix-columns-spanned="1" table:number-matrix-rows-spanned="1" table:formula="of:=SUM([.O3:.O12]&lt;[.$CU3:.$CU12])" office:value-type="float"/>
          <table:table-cell table:number-matrix-columns-spanned="1" table:number-matrix-rows-spanned="1" table:formula="of:=SUM([.P3:.P12]&lt;[.$CV3:.$CV12])" office:value-type="float"/>
          <table:table-cell table:number-matrix-columns-spanned="1" table:number-matrix-rows-spanned="1" table:formula="of:=SUM([.Q3:.Q12]&lt;[.$CW3:.$CW12])" office:value-type="float"/>
          <table:table-cell table:number-matrix-columns-spanned="1" table:number-matrix-rows-spanned="1" table:formula="of:=SUM([.R3:.R12]&lt;[.$CX3:.$CX12])" office:value-type="float"/>
          <table:table-cell table:number-matrix-columns-spanned="1" table:number-matrix-rows-spanned="1" table:formula="of:=SUM([.S3:.S12]&lt;[.$CY3:.$CY12])" office:value-type="float"/>
          <table:table-cell table:number-matrix-columns-spanned="1" table:number-matrix-rows-spanned="1" table:formula="of:=SUM([.T3:.T12]&lt;[.$CZ3:.$CZ12])" office:value-type="float"/>
          <table:table-cell table:number-matrix-columns-spanned="1" table:number-matrix-rows-spanned="1" table:formula="of:=SUM([.U3:.U12]&lt;[.$DA3:.$DA12])" office:value-type="float"/>
          <table:table-cell table:number-matrix-columns-spanned="1" table:number-matrix-rows-spanned="1" table:formula="of:=SUM([.V3:.V12]&lt;[.$DB3:.$DB12])" office:value-type="float"/>
          <table:table-cell table:number-matrix-columns-spanned="1" table:number-matrix-rows-spanned="1" table:formula="of:=SUM([.W3:.W12]&lt;[.$CH3:.$CH12])" office:value-type="float"/>
          <table:table-cell table:number-matrix-columns-spanned="1" table:number-matrix-rows-spanned="1" table:formula="of:=SUM([.X3:.X12]&lt;[.$CI3:.$CI12])" office:value-type="float"/>
          <table:table-cell table:number-matrix-columns-spanned="1" table:number-matrix-rows-spanned="1" table:formula="of:=SUM([.Y3:.Y12]&lt;[.$CJ3:.$CJ12])" office:value-type="float"/>
          <table:table-cell table:number-matrix-columns-spanned="1" table:number-matrix-rows-spanned="1" table:formula="of:=SUM([.Z3:.Z12]&lt;[.$CK3:.$CK12])" office:value-type="float"/>
          <table:table-cell table:number-matrix-columns-spanned="1" table:number-matrix-rows-spanned="1" table:formula="of:=SUM([.AA3:.AA12]&lt;[.$CL3:.$CL12])" office:value-type="float"/>
          <table:table-cell table:number-matrix-columns-spanned="1" table:number-matrix-rows-spanned="1" table:formula="of:=SUM([.AB3:.AB12]&lt;[.$CM3:.$CM12])" office:value-type="float"/>
          <table:table-cell table:number-matrix-columns-spanned="1" table:number-matrix-rows-spanned="1" table:formula="of:=SUM([.AC3:.AC12]&lt;[.$CN3:.$CN12])" office:value-type="float"/>
          <table:table-cell table:number-matrix-columns-spanned="1" table:number-matrix-rows-spanned="1" table:formula="of:=SUM([.AD3:.AD12]&lt;[.$CO3:.$CO12])" office:value-type="float"/>
          <table:table-cell table:number-matrix-columns-spanned="1" table:number-matrix-rows-spanned="1" table:formula="of:=SUM([.AE3:.AE12]&lt;[.$CP3:.$CP12])" office:value-type="float"/>
          <table:table-cell table:number-matrix-columns-spanned="1" table:number-matrix-rows-spanned="1" table:formula="of:=SUM([.AF3:.AF12]&lt;[.$CQ3:.$CQ12])" office:value-type="float"/>
          <table:table-cell table:number-matrix-columns-spanned="1" table:number-matrix-rows-spanned="1" table:formula="of:=SUM([.AG3:.AG12]&lt;[.$CR3:.$CR12])" office:value-type="float"/>
          <table:table-cell table:number-matrix-columns-spanned="1" table:number-matrix-rows-spanned="1" table:formula="of:=SUM([.AH3:.AH12]&lt;[.$CS3:.$CS12])" office:value-type="float"/>
          <table:table-cell table:number-matrix-columns-spanned="1" table:number-matrix-rows-spanned="1" table:formula="of:=SUM([.AI3:.AI12]&lt;[.$CT3:.$CT12])" office:value-type="float"/>
          <table:table-cell table:number-matrix-columns-spanned="1" table:number-matrix-rows-spanned="1" table:formula="of:=SUM([.AJ3:.AJ12]&lt;[.$CU3:.$CU12])" office:value-type="float"/>
          <table:table-cell table:number-matrix-columns-spanned="1" table:number-matrix-rows-spanned="1" table:formula="of:=SUM([.AK3:.AK12]&lt;[.$CV3:.$CV12])" office:value-type="float"/>
          <table:table-cell table:number-matrix-columns-spanned="1" table:number-matrix-rows-spanned="1" table:formula="of:=SUM([.AL3:.AL12]&lt;[.$CW3:.$CW12])" office:value-type="float"/>
          <table:table-cell table:number-matrix-columns-spanned="1" table:number-matrix-rows-spanned="1" table:formula="of:=SUM([.AM3:.AM12]&lt;[.$CX3:.$CX12])" office:value-type="float"/>
          <table:table-cell table:number-matrix-columns-spanned="1" table:number-matrix-rows-spanned="1" table:formula="of:=SUM([.AN3:.AN12]&lt;[.$CY3:.$CY12])" office:value-type="float"/>
          <table:table-cell table:number-matrix-columns-spanned="1" table:number-matrix-rows-spanned="1" table:formula="of:=SUM([.AO3:.AO12]&lt;[.$CZ3:.$CZ12])" office:value-type="float"/>
          <table:table-cell table:number-matrix-columns-spanned="1" table:number-matrix-rows-spanned="1" table:formula="of:=SUM([.AP3:.AP12]&lt;[.$DA3:.$DA12])" office:value-type="float"/>
          <table:table-cell table:number-matrix-columns-spanned="1" table:number-matrix-rows-spanned="1" table:formula="of:=SUM([.AQ3:.AQ12]&lt;[.$DB3:.$DB12])" office:value-type="float"/>
          <table:table-cell table:number-matrix-columns-spanned="1" table:number-matrix-rows-spanned="1" table:formula="of:=SUM([.AR3:.AR12]&lt;[.$CH3:.$CH12])" office:value-type="float"/>
          <table:table-cell table:number-matrix-columns-spanned="1" table:number-matrix-rows-spanned="1" table:formula="of:=SUM([.AS3:.AS12]&lt;[.$CI3:.$CI12])" office:value-type="float"/>
          <table:table-cell table:number-matrix-columns-spanned="1" table:number-matrix-rows-spanned="1" table:formula="of:=SUM([.AT3:.AT12]&lt;[.$CJ3:.$CJ12])" office:value-type="float"/>
          <table:table-cell table:number-matrix-columns-spanned="1" table:number-matrix-rows-spanned="1" table:formula="of:=SUM([.AU3:.AU12]&lt;[.$CK3:.$CK12])" office:value-type="float"/>
          <table:table-cell table:number-matrix-columns-spanned="1" table:number-matrix-rows-spanned="1" table:formula="of:=SUM([.AV3:.AV12]&lt;[.$CL3:.$CL12])" office:value-type="float"/>
          <table:table-cell table:number-matrix-columns-spanned="1" table:number-matrix-rows-spanned="1" table:formula="of:=SUM([.AW3:.AW12]&lt;[.$CM3:.$CM12])" office:value-type="float"/>
          <table:table-cell table:number-matrix-columns-spanned="1" table:number-matrix-rows-spanned="1" table:formula="of:=SUM([.AX3:.AX12]&lt;[.$CN3:.$CN12])" office:value-type="float"/>
          <table:table-cell table:number-matrix-columns-spanned="1" table:number-matrix-rows-spanned="1" table:formula="of:=SUM([.AY3:.AY12]&lt;[.$CO3:.$CO12])" office:value-type="float"/>
          <table:table-cell table:number-matrix-columns-spanned="1" table:number-matrix-rows-spanned="1" table:formula="of:=SUM([.AZ3:.AZ12]&lt;[.$CP3:.$CP12])" office:value-type="float"/>
          <table:table-cell table:number-matrix-columns-spanned="1" table:number-matrix-rows-spanned="1" table:formula="of:=SUM([.BA3:.BA12]&lt;[.$CQ3:.$CQ12])" office:value-type="float"/>
          <table:table-cell table:number-matrix-columns-spanned="1" table:number-matrix-rows-spanned="1" table:formula="of:=SUM([.BB3:.BB12]&lt;[.$CR3:.$CR12])" office:value-type="float"/>
          <table:table-cell table:number-matrix-columns-spanned="1" table:number-matrix-rows-spanned="1" table:formula="of:=SUM([.BC3:.BC12]&lt;[.$CS3:.$CS12])" office:value-type="float"/>
          <table:table-cell table:number-matrix-columns-spanned="1" table:number-matrix-rows-spanned="1" table:formula="of:=SUM([.BD3:.BD12]&lt;[.$CT3:.$CT12])" office:value-type="float"/>
          <table:table-cell table:number-matrix-columns-spanned="1" table:number-matrix-rows-spanned="1" table:formula="of:=SUM([.BE3:.BE12]&lt;[.$CU3:.$CU12])" office:value-type="float"/>
          <table:table-cell table:number-matrix-columns-spanned="1" table:number-matrix-rows-spanned="1" table:formula="of:=SUM([.BF3:.BF12]&lt;[.$CV3:.$CV12])" office:value-type="float"/>
          <table:table-cell table:number-matrix-columns-spanned="1" table:number-matrix-rows-spanned="1" table:formula="of:=SUM([.BG3:.BG12]&lt;[.$CW3:.$CW12])" office:value-type="float"/>
          <table:table-cell table:number-matrix-columns-spanned="1" table:number-matrix-rows-spanned="1" table:formula="of:=SUM([.BH3:.BH12]&lt;[.$CX3:.$CX12])" office:value-type="float"/>
          <table:table-cell table:number-matrix-columns-spanned="1" table:number-matrix-rows-spanned="1" table:formula="of:=SUM([.BI3:.BI12]&lt;[.$CY3:.$CY12])" office:value-type="float"/>
          <table:table-cell table:number-matrix-columns-spanned="1" table:number-matrix-rows-spanned="1" table:formula="of:=SUM([.BJ3:.BJ12]&lt;[.$CZ3:.$CZ12])" office:value-type="float"/>
          <table:table-cell table:number-matrix-columns-spanned="1" table:number-matrix-rows-spanned="1" table:formula="of:=SUM([.BK3:.BK12]&lt;[.$DA3:.$DA12])" office:value-type="float"/>
          <table:table-cell table:number-matrix-columns-spanned="1" table:number-matrix-rows-spanned="1" table:formula="of:=SUM([.BL3:.BL12]&lt;[.$DB3:.$DB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CH3:.$CH12])" office:value-type="float"/>
          <table:table-cell table:number-matrix-columns-spanned="1" table:number-matrix-rows-spanned="1" table:formula="of:=SUM([.C3:.C12]&gt;[.$CI3:.$CI12])" office:value-type="float"/>
          <table:table-cell table:number-matrix-columns-spanned="1" table:number-matrix-rows-spanned="1" table:formula="of:=SUM([.D3:.D12]&gt;[.$CJ3:.$CJ12])" office:value-type="float"/>
          <table:table-cell table:number-matrix-columns-spanned="1" table:number-matrix-rows-spanned="1" table:formula="of:=SUM([.E3:.E12]&gt;[.$CK3:.$CK12])" office:value-type="float"/>
          <table:table-cell table:number-matrix-columns-spanned="1" table:number-matrix-rows-spanned="1" table:formula="of:=SUM([.F3:.F12]&gt;[.$CL3:.$CL12])" office:value-type="float"/>
          <table:table-cell table:number-matrix-columns-spanned="1" table:number-matrix-rows-spanned="1" table:formula="of:=SUM([.G3:.G12]&gt;[.$CM3:.$CM12])" office:value-type="float"/>
          <table:table-cell table:number-matrix-columns-spanned="1" table:number-matrix-rows-spanned="1" table:formula="of:=SUM([.H3:.H12]&gt;[.$CN3:.$CN12])" office:value-type="float"/>
          <table:table-cell table:number-matrix-columns-spanned="1" table:number-matrix-rows-spanned="1" table:formula="of:=SUM([.I3:.I12]&gt;[.$CO3:.$CO12])" office:value-type="float"/>
          <table:table-cell table:number-matrix-columns-spanned="1" table:number-matrix-rows-spanned="1" table:formula="of:=SUM([.J3:.J12]&gt;[.$CP3:.$CP12])" office:value-type="float"/>
          <table:table-cell table:number-matrix-columns-spanned="1" table:number-matrix-rows-spanned="1" table:formula="of:=SUM([.K3:.K12]&gt;[.$CQ3:.$CQ12])" office:value-type="float"/>
          <table:table-cell table:number-matrix-columns-spanned="1" table:number-matrix-rows-spanned="1" table:formula="of:=SUM([.L3:.L12]&gt;[.$CR3:.$CR12])" office:value-type="float"/>
          <table:table-cell table:number-matrix-columns-spanned="1" table:number-matrix-rows-spanned="1" table:formula="of:=SUM([.M3:.M12]&gt;[.$CS3:.$CS12])" office:value-type="float"/>
          <table:table-cell table:number-matrix-columns-spanned="1" table:number-matrix-rows-spanned="1" table:formula="of:=SUM([.N3:.N12]&gt;[.$CT3:.$CT12])" office:value-type="float"/>
          <table:table-cell table:number-matrix-columns-spanned="1" table:number-matrix-rows-spanned="1" table:formula="of:=SUM([.O3:.O12]&gt;[.$CU3:.$CU12])" office:value-type="float"/>
          <table:table-cell table:number-matrix-columns-spanned="1" table:number-matrix-rows-spanned="1" table:formula="of:=SUM([.P3:.P12]&gt;[.$CV3:.$CV12])" office:value-type="float"/>
          <table:table-cell table:number-matrix-columns-spanned="1" table:number-matrix-rows-spanned="1" table:formula="of:=SUM([.Q3:.Q12]&gt;[.$CW3:.$CW12])" office:value-type="float"/>
          <table:table-cell table:number-matrix-columns-spanned="1" table:number-matrix-rows-spanned="1" table:formula="of:=SUM([.R3:.R12]&gt;[.$CX3:.$CX12])" office:value-type="float"/>
          <table:table-cell table:number-matrix-columns-spanned="1" table:number-matrix-rows-spanned="1" table:formula="of:=SUM([.S3:.S12]&gt;[.$CY3:.$CY12])" office:value-type="float"/>
          <table:table-cell table:number-matrix-columns-spanned="1" table:number-matrix-rows-spanned="1" table:formula="of:=SUM([.T3:.T12]&gt;[.$CZ3:.$CZ12])" office:value-type="float"/>
          <table:table-cell table:number-matrix-columns-spanned="1" table:number-matrix-rows-spanned="1" table:formula="of:=SUM([.U3:.U12]&gt;[.$DA3:.$DA12])" office:value-type="float"/>
          <table:table-cell table:number-matrix-columns-spanned="1" table:number-matrix-rows-spanned="1" table:formula="of:=SUM([.V3:.V12]&gt;[.$DB3:.$DB12])" office:value-type="float"/>
          <table:table-cell table:number-matrix-columns-spanned="1" table:number-matrix-rows-spanned="1" table:formula="of:=SUM([.W3:.W12]&gt;[.$CH3:.$CH12])" office:value-type="float"/>
          <table:table-cell table:number-matrix-columns-spanned="1" table:number-matrix-rows-spanned="1" table:formula="of:=SUM([.X3:.X12]&gt;[.$CI3:.$CI12])" office:value-type="float"/>
          <table:table-cell table:number-matrix-columns-spanned="1" table:number-matrix-rows-spanned="1" table:formula="of:=SUM([.Y3:.Y12]&gt;[.$CJ3:.$CJ12])" office:value-type="float"/>
          <table:table-cell table:number-matrix-columns-spanned="1" table:number-matrix-rows-spanned="1" table:formula="of:=SUM([.Z3:.Z12]&gt;[.$CK3:.$CK12])" office:value-type="float"/>
          <table:table-cell table:number-matrix-columns-spanned="1" table:number-matrix-rows-spanned="1" table:formula="of:=SUM([.AA3:.AA12]&gt;[.$CL3:.$CL12])" office:value-type="float"/>
          <table:table-cell table:number-matrix-columns-spanned="1" table:number-matrix-rows-spanned="1" table:formula="of:=SUM([.AB3:.AB12]&gt;[.$CM3:.$CM12])" office:value-type="float"/>
          <table:table-cell table:number-matrix-columns-spanned="1" table:number-matrix-rows-spanned="1" table:formula="of:=SUM([.AC3:.AC12]&gt;[.$CN3:.$CN12])" office:value-type="float"/>
          <table:table-cell table:number-matrix-columns-spanned="1" table:number-matrix-rows-spanned="1" table:formula="of:=SUM([.AD3:.AD12]&gt;[.$CO3:.$CO12])" office:value-type="float"/>
          <table:table-cell table:number-matrix-columns-spanned="1" table:number-matrix-rows-spanned="1" table:formula="of:=SUM([.AE3:.AE12]&gt;[.$CP3:.$CP12])" office:value-type="float"/>
          <table:table-cell table:number-matrix-columns-spanned="1" table:number-matrix-rows-spanned="1" table:formula="of:=SUM([.AF3:.AF12]&gt;[.$CQ3:.$CQ12])" office:value-type="float"/>
          <table:table-cell table:number-matrix-columns-spanned="1" table:number-matrix-rows-spanned="1" table:formula="of:=SUM([.AG3:.AG12]&gt;[.$CR3:.$CR12])" office:value-type="float"/>
          <table:table-cell table:number-matrix-columns-spanned="1" table:number-matrix-rows-spanned="1" table:formula="of:=SUM([.AH3:.AH12]&gt;[.$CS3:.$CS12])" office:value-type="float"/>
          <table:table-cell table:number-matrix-columns-spanned="1" table:number-matrix-rows-spanned="1" table:formula="of:=SUM([.AI3:.AI12]&gt;[.$CT3:.$CT12])" office:value-type="float"/>
          <table:table-cell table:number-matrix-columns-spanned="1" table:number-matrix-rows-spanned="1" table:formula="of:=SUM([.AJ3:.AJ12]&gt;[.$CU3:.$CU12])" office:value-type="float"/>
          <table:table-cell table:number-matrix-columns-spanned="1" table:number-matrix-rows-spanned="1" table:formula="of:=SUM([.AK3:.AK12]&gt;[.$CV3:.$CV12])" office:value-type="float"/>
          <table:table-cell table:number-matrix-columns-spanned="1" table:number-matrix-rows-spanned="1" table:formula="of:=SUM([.AL3:.AL12]&gt;[.$CW3:.$CW12])" office:value-type="float"/>
          <table:table-cell table:number-matrix-columns-spanned="1" table:number-matrix-rows-spanned="1" table:formula="of:=SUM([.AM3:.AM12]&gt;[.$CX3:.$CX12])" office:value-type="float"/>
          <table:table-cell table:number-matrix-columns-spanned="1" table:number-matrix-rows-spanned="1" table:formula="of:=SUM([.AN3:.AN12]&gt;[.$CY3:.$CY12])" office:value-type="float"/>
          <table:table-cell table:number-matrix-columns-spanned="1" table:number-matrix-rows-spanned="1" table:formula="of:=SUM([.AO3:.AO12]&gt;[.$CZ3:.$CZ12])" office:value-type="float"/>
          <table:table-cell table:number-matrix-columns-spanned="1" table:number-matrix-rows-spanned="1" table:formula="of:=SUM([.AP3:.AP12]&gt;[.$DA3:.$DA12])" office:value-type="float"/>
          <table:table-cell table:number-matrix-columns-spanned="1" table:number-matrix-rows-spanned="1" table:formula="of:=SUM([.AQ3:.AQ12]&gt;[.$DB3:.$DB12])" office:value-type="float"/>
          <table:table-cell table:number-matrix-columns-spanned="1" table:number-matrix-rows-spanned="1" table:formula="of:=SUM([.AR3:.AR12]&gt;[.$CH3:.$CH12])" office:value-type="float"/>
          <table:table-cell table:number-matrix-columns-spanned="1" table:number-matrix-rows-spanned="1" table:formula="of:=SUM([.AS3:.AS12]&gt;[.$CI3:.$CI12])" office:value-type="float"/>
          <table:table-cell table:number-matrix-columns-spanned="1" table:number-matrix-rows-spanned="1" table:formula="of:=SUM([.AT3:.AT12]&gt;[.$CJ3:.$CJ12])" office:value-type="float"/>
          <table:table-cell table:number-matrix-columns-spanned="1" table:number-matrix-rows-spanned="1" table:formula="of:=SUM([.AU3:.AU12]&gt;[.$CK3:.$CK12])" office:value-type="float"/>
          <table:table-cell table:number-matrix-columns-spanned="1" table:number-matrix-rows-spanned="1" table:formula="of:=SUM([.AV3:.AV12]&gt;[.$CL3:.$CL12])" office:value-type="float"/>
          <table:table-cell table:number-matrix-columns-spanned="1" table:number-matrix-rows-spanned="1" table:formula="of:=SUM([.AW3:.AW12]&gt;[.$CM3:.$CM12])" office:value-type="float"/>
          <table:table-cell table:number-matrix-columns-spanned="1" table:number-matrix-rows-spanned="1" table:formula="of:=SUM([.AX3:.AX12]&gt;[.$CN3:.$CN12])" office:value-type="float"/>
          <table:table-cell table:number-matrix-columns-spanned="1" table:number-matrix-rows-spanned="1" table:formula="of:=SUM([.AY3:.AY12]&gt;[.$CO3:.$CO12])" office:value-type="float"/>
          <table:table-cell table:number-matrix-columns-spanned="1" table:number-matrix-rows-spanned="1" table:formula="of:=SUM([.AZ3:.AZ12]&gt;[.$CP3:.$CP12])" office:value-type="float"/>
          <table:table-cell table:number-matrix-columns-spanned="1" table:number-matrix-rows-spanned="1" table:formula="of:=SUM([.BA3:.BA12]&gt;[.$CQ3:.$CQ12])" office:value-type="float"/>
          <table:table-cell table:number-matrix-columns-spanned="1" table:number-matrix-rows-spanned="1" table:formula="of:=SUM([.BB3:.BB12]&gt;[.$CR3:.$CR12])" office:value-type="float"/>
          <table:table-cell table:number-matrix-columns-spanned="1" table:number-matrix-rows-spanned="1" table:formula="of:=SUM([.BC3:.BC12]&gt;[.$CS3:.$CS12])" office:value-type="float"/>
          <table:table-cell table:number-matrix-columns-spanned="1" table:number-matrix-rows-spanned="1" table:formula="of:=SUM([.BD3:.BD12]&gt;[.$CT3:.$CT12])" office:value-type="float"/>
          <table:table-cell table:number-matrix-columns-spanned="1" table:number-matrix-rows-spanned="1" table:formula="of:=SUM([.BE3:.BE12]&gt;[.$CU3:.$CU12])" office:value-type="float"/>
          <table:table-cell table:number-matrix-columns-spanned="1" table:number-matrix-rows-spanned="1" table:formula="of:=SUM([.BF3:.BF12]&gt;[.$CV3:.$CV12])" office:value-type="float"/>
          <table:table-cell table:number-matrix-columns-spanned="1" table:number-matrix-rows-spanned="1" table:formula="of:=SUM([.BG3:.BG12]&gt;[.$CW3:.$CW12])" office:value-type="float"/>
          <table:table-cell table:number-matrix-columns-spanned="1" table:number-matrix-rows-spanned="1" table:formula="of:=SUM([.BH3:.BH12]&gt;[.$CX3:.$CX12])" office:value-type="float"/>
          <table:table-cell table:number-matrix-columns-spanned="1" table:number-matrix-rows-spanned="1" table:formula="of:=SUM([.BI3:.BI12]&gt;[.$CY3:.$CY12])" office:value-type="float"/>
          <table:table-cell table:number-matrix-columns-spanned="1" table:number-matrix-rows-spanned="1" table:formula="of:=SUM([.BJ3:.BJ12]&gt;[.$CZ3:.$CZ12])" office:value-type="float"/>
          <table:table-cell table:number-matrix-columns-spanned="1" table:number-matrix-rows-spanned="1" table:formula="of:=SUM([.BK3:.BK12]&gt;[.$DA3:.$DA12])" office:value-type="float"/>
          <table:table-cell table:number-matrix-columns-spanned="1" table:number-matrix-rows-spanned="1" table:formula="of:=SUM([.BL3:.BL12]&gt;[.$DB3:.$DB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DC3:.$DC12])" office:value-type="float"/>
          <table:table-cell table:number-matrix-columns-spanned="1" table:number-matrix-rows-spanned="1" table:formula="of:=SUM([.C3:.C12]=[.$DD3:.$DD12])" office:value-type="float"/>
          <table:table-cell table:number-matrix-columns-spanned="1" table:number-matrix-rows-spanned="1" table:formula="of:=SUM([.D3:.D12]=[.$DE3:.$DE12])" office:value-type="float"/>
          <table:table-cell table:number-matrix-columns-spanned="1" table:number-matrix-rows-spanned="1" table:formula="of:=SUM([.E3:.E12]=[.$DF3:.$DF12])" office:value-type="float"/>
          <table:table-cell table:number-matrix-columns-spanned="1" table:number-matrix-rows-spanned="1" table:formula="of:=SUM([.F3:.F12]=[.$DG3:.$DG12])" office:value-type="float"/>
          <table:table-cell table:number-matrix-columns-spanned="1" table:number-matrix-rows-spanned="1" table:formula="of:=SUM([.G3:.G12]=[.$DH3:.$DH12])" office:value-type="float"/>
          <table:table-cell table:number-matrix-columns-spanned="1" table:number-matrix-rows-spanned="1" table:formula="of:=SUM([.H3:.H12]=[.$DI3:.$DI12])" office:value-type="float"/>
          <table:table-cell table:number-matrix-columns-spanned="1" table:number-matrix-rows-spanned="1" table:formula="of:=SUM([.I3:.I12]=[.$DJ3:.$DJ12])" office:value-type="float"/>
          <table:table-cell table:number-matrix-columns-spanned="1" table:number-matrix-rows-spanned="1" table:formula="of:=SUM([.J3:.J12]=[.$DK3:.$DK12])" office:value-type="float"/>
          <table:table-cell table:number-matrix-columns-spanned="1" table:number-matrix-rows-spanned="1" table:formula="of:=SUM([.K3:.K12]=[.$DL3:.$DL12])" office:value-type="float"/>
          <table:table-cell table:number-matrix-columns-spanned="1" table:number-matrix-rows-spanned="1" table:formula="of:=SUM([.L3:.L12]=[.$DM3:.$DM12])" office:value-type="float"/>
          <table:table-cell table:number-matrix-columns-spanned="1" table:number-matrix-rows-spanned="1" table:formula="of:=SUM([.M3:.M12]=[.$DN3:.$DN12])" office:value-type="float"/>
          <table:table-cell table:number-matrix-columns-spanned="1" table:number-matrix-rows-spanned="1" table:formula="of:=SUM([.N3:.N12]=[.$DO3:.$DO12])" office:value-type="float"/>
          <table:table-cell table:number-matrix-columns-spanned="1" table:number-matrix-rows-spanned="1" table:formula="of:=SUM([.O3:.O12]=[.$DP3:.$DP12])" office:value-type="float"/>
          <table:table-cell table:number-matrix-columns-spanned="1" table:number-matrix-rows-spanned="1" table:formula="of:=SUM([.P3:.P12]=[.$DQ3:.$DQ12])" office:value-type="float"/>
          <table:table-cell table:number-matrix-columns-spanned="1" table:number-matrix-rows-spanned="1" table:formula="of:=SUM([.Q3:.Q12]=[.$DR3:.$DR12])" office:value-type="float"/>
          <table:table-cell table:number-matrix-columns-spanned="1" table:number-matrix-rows-spanned="1" table:formula="of:=SUM([.R3:.R12]=[.$DS3:.$DS12])" office:value-type="float"/>
          <table:table-cell table:number-matrix-columns-spanned="1" table:number-matrix-rows-spanned="1" table:formula="of:=SUM([.S3:.S12]=[.$DT3:.$DT12])" office:value-type="float"/>
          <table:table-cell table:number-matrix-columns-spanned="1" table:number-matrix-rows-spanned="1" table:formula="of:=SUM([.T3:.T12]=[.$DU3:.$DU12])" office:value-type="float"/>
          <table:table-cell table:number-matrix-columns-spanned="1" table:number-matrix-rows-spanned="1" table:formula="of:=SUM([.U3:.U12]=[.$DV3:.$DV12])" office:value-type="float"/>
          <table:table-cell table:number-matrix-columns-spanned="1" table:number-matrix-rows-spanned="1" table:formula="of:=SUM([.V3:.V12]=[.$DW3:.$DW12])" office:value-type="float"/>
          <table:table-cell table:number-matrix-columns-spanned="1" table:number-matrix-rows-spanned="1" table:formula="of:=SUM([.W3:.W12]=[.$DC3:.$DC12])" office:value-type="float"/>
          <table:table-cell table:number-matrix-columns-spanned="1" table:number-matrix-rows-spanned="1" table:formula="of:=SUM([.X3:.X12]=[.$DD3:.$DD12])" office:value-type="float"/>
          <table:table-cell table:number-matrix-columns-spanned="1" table:number-matrix-rows-spanned="1" table:formula="of:=SUM([.Y3:.Y12]=[.$DE3:.$DE12])" office:value-type="float"/>
          <table:table-cell table:number-matrix-columns-spanned="1" table:number-matrix-rows-spanned="1" table:formula="of:=SUM([.Z3:.Z12]=[.$DF3:.$DF12])" office:value-type="float"/>
          <table:table-cell table:number-matrix-columns-spanned="1" table:number-matrix-rows-spanned="1" table:formula="of:=SUM([.AA3:.AA12]=[.$DG3:.$DG12])" office:value-type="float"/>
          <table:table-cell table:number-matrix-columns-spanned="1" table:number-matrix-rows-spanned="1" table:formula="of:=SUM([.AB3:.AB12]=[.$DH3:.$DH12])" office:value-type="float"/>
          <table:table-cell table:number-matrix-columns-spanned="1" table:number-matrix-rows-spanned="1" table:formula="of:=SUM([.AC3:.AC12]=[.$DI3:.$DI12])" office:value-type="float"/>
          <table:table-cell table:number-matrix-columns-spanned="1" table:number-matrix-rows-spanned="1" table:formula="of:=SUM([.AD3:.AD12]=[.$DJ3:.$DJ12])" office:value-type="float"/>
          <table:table-cell table:number-matrix-columns-spanned="1" table:number-matrix-rows-spanned="1" table:formula="of:=SUM([.AE3:.AE12]=[.$DK3:.$DK12])" office:value-type="float"/>
          <table:table-cell table:number-matrix-columns-spanned="1" table:number-matrix-rows-spanned="1" table:formula="of:=SUM([.AF3:.AF12]=[.$DL3:.$DL12])" office:value-type="float"/>
          <table:table-cell table:number-matrix-columns-spanned="1" table:number-matrix-rows-spanned="1" table:formula="of:=SUM([.AG3:.AG12]=[.$DM3:.$DM12])" office:value-type="float"/>
          <table:table-cell table:number-matrix-columns-spanned="1" table:number-matrix-rows-spanned="1" table:formula="of:=SUM([.AH3:.AH12]=[.$DN3:.$DN12])" office:value-type="float"/>
          <table:table-cell table:number-matrix-columns-spanned="1" table:number-matrix-rows-spanned="1" table:formula="of:=SUM([.AI3:.AI12]=[.$DO3:.$DO12])" office:value-type="float"/>
          <table:table-cell table:number-matrix-columns-spanned="1" table:number-matrix-rows-spanned="1" table:formula="of:=SUM([.AJ3:.AJ12]=[.$DP3:.$DP12])" office:value-type="float"/>
          <table:table-cell table:number-matrix-columns-spanned="1" table:number-matrix-rows-spanned="1" table:formula="of:=SUM([.AK3:.AK12]=[.$DQ3:.$DQ12])" office:value-type="float"/>
          <table:table-cell table:number-matrix-columns-spanned="1" table:number-matrix-rows-spanned="1" table:formula="of:=SUM([.AL3:.AL12]=[.$DR3:.$DR12])" office:value-type="float"/>
          <table:table-cell table:number-matrix-columns-spanned="1" table:number-matrix-rows-spanned="1" table:formula="of:=SUM([.AM3:.AM12]=[.$DS3:.$DS12])" office:value-type="float"/>
          <table:table-cell table:number-matrix-columns-spanned="1" table:number-matrix-rows-spanned="1" table:formula="of:=SUM([.AN3:.AN12]=[.$DT3:.$DT12])" office:value-type="float"/>
          <table:table-cell table:number-matrix-columns-spanned="1" table:number-matrix-rows-spanned="1" table:formula="of:=SUM([.AO3:.AO12]=[.$DU3:.$DU12])" office:value-type="float"/>
          <table:table-cell table:number-matrix-columns-spanned="1" table:number-matrix-rows-spanned="1" table:formula="of:=SUM([.AP3:.AP12]=[.$DV3:.$DV12])" office:value-type="float"/>
          <table:table-cell table:number-matrix-columns-spanned="1" table:number-matrix-rows-spanned="1" table:formula="of:=SUM([.AQ3:.AQ12]=[.$DW3:.$DW12])" office:value-type="float"/>
          <table:table-cell table:number-matrix-columns-spanned="1" table:number-matrix-rows-spanned="1" table:formula="of:=SUM([.AR3:.AR12]=[.$DC3:.$DC12])" office:value-type="float"/>
          <table:table-cell table:number-matrix-columns-spanned="1" table:number-matrix-rows-spanned="1" table:formula="of:=SUM([.AS3:.AS12]=[.$DD3:.$DD12])" office:value-type="float"/>
          <table:table-cell table:number-matrix-columns-spanned="1" table:number-matrix-rows-spanned="1" table:formula="of:=SUM([.AT3:.AT12]=[.$DE3:.$DE12])" office:value-type="float"/>
          <table:table-cell table:number-matrix-columns-spanned="1" table:number-matrix-rows-spanned="1" table:formula="of:=SUM([.AU3:.AU12]=[.$DF3:.$DF12])" office:value-type="float"/>
          <table:table-cell table:number-matrix-columns-spanned="1" table:number-matrix-rows-spanned="1" table:formula="of:=SUM([.AV3:.AV12]=[.$DG3:.$DG12])" office:value-type="float"/>
          <table:table-cell table:number-matrix-columns-spanned="1" table:number-matrix-rows-spanned="1" table:formula="of:=SUM([.AW3:.AW12]=[.$DH3:.$DH12])" office:value-type="float"/>
          <table:table-cell table:number-matrix-columns-spanned="1" table:number-matrix-rows-spanned="1" table:formula="of:=SUM([.AX3:.AX12]=[.$DI3:.$DI12])" office:value-type="float"/>
          <table:table-cell table:number-matrix-columns-spanned="1" table:number-matrix-rows-spanned="1" table:formula="of:=SUM([.AY3:.AY12]=[.$DJ3:.$DJ12])" office:value-type="float"/>
          <table:table-cell table:number-matrix-columns-spanned="1" table:number-matrix-rows-spanned="1" table:formula="of:=SUM([.AZ3:.AZ12]=[.$DK3:.$DK12])" office:value-type="float"/>
          <table:table-cell table:number-matrix-columns-spanned="1" table:number-matrix-rows-spanned="1" table:formula="of:=SUM([.BA3:.BA12]=[.$DL3:.$DL12])" office:value-type="float"/>
          <table:table-cell table:number-matrix-columns-spanned="1" table:number-matrix-rows-spanned="1" table:formula="of:=SUM([.BB3:.BB12]=[.$DM3:.$DM12])" office:value-type="float"/>
          <table:table-cell table:number-matrix-columns-spanned="1" table:number-matrix-rows-spanned="1" table:formula="of:=SUM([.BC3:.BC12]=[.$DN3:.$DN12])" office:value-type="float"/>
          <table:table-cell table:number-matrix-columns-spanned="1" table:number-matrix-rows-spanned="1" table:formula="of:=SUM([.BD3:.BD12]=[.$DO3:.$DO12])" office:value-type="float"/>
          <table:table-cell table:number-matrix-columns-spanned="1" table:number-matrix-rows-spanned="1" table:formula="of:=SUM([.BE3:.BE12]=[.$DP3:.$DP12])" office:value-type="float"/>
          <table:table-cell table:number-matrix-columns-spanned="1" table:number-matrix-rows-spanned="1" table:formula="of:=SUM([.BF3:.BF12]=[.$DQ3:.$DQ12])" office:value-type="float"/>
          <table:table-cell table:number-matrix-columns-spanned="1" table:number-matrix-rows-spanned="1" table:formula="of:=SUM([.BG3:.BG12]=[.$DR3:.$DR12])" office:value-type="float"/>
          <table:table-cell table:number-matrix-columns-spanned="1" table:number-matrix-rows-spanned="1" table:formula="of:=SUM([.BH3:.BH12]=[.$DS3:.$DS12])" office:value-type="float"/>
          <table:table-cell table:number-matrix-columns-spanned="1" table:number-matrix-rows-spanned="1" table:formula="of:=SUM([.BI3:.BI12]=[.$DT3:.$DT12])" office:value-type="float"/>
          <table:table-cell table:number-matrix-columns-spanned="1" table:number-matrix-rows-spanned="1" table:formula="of:=SUM([.BJ3:.BJ12]=[.$DU3:.$DU12])" office:value-type="float"/>
          <table:table-cell table:number-matrix-columns-spanned="1" table:number-matrix-rows-spanned="1" table:formula="of:=SUM([.BK3:.BK12]=[.$DV3:.$DV12])" office:value-type="float"/>
          <table:table-cell table:number-matrix-columns-spanned="1" table:number-matrix-rows-spanned="1" table:formula="of:=SUM([.BL3:.BL12]=[.$DW3:.$DW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office:value-type="string">
            <text:p/>
          </table:table-cell>
          <table:table-cell table:formula="of:=AVERAGE([Instances.T3:Instances.T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office:value-type="string">
            <text:p/>
          </table:table-cell>
          <table:table-cell table:formula="of:=AVERAGE([Instances.AO3:Instances.AO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  <table:table-cell table:formula="of:=SUM([.CH3:.CH4])" office:value-type="float"/>
          <table:table-cell table:formula="of:=SUM([.CI3:.CI4])" office:value-type="float"/>
          <table:table-cell table:formula="of:=SUM([.CJ3:.CJ4])" office:value-type="float"/>
          <table:table-cell table:formula="of:=SUM([.CK3:.CK4])" office:value-type="float"/>
          <table:table-cell table:formula="of:=SUM([.CL3:.CL4])" office:value-type="float"/>
          <table:table-cell table:formula="of:=SUM([.CM3:.CM4])" office:value-type="float"/>
          <table:table-cell table:formula="of:=SUM([.CN3:.CN4])" office:value-type="float"/>
          <table:table-cell table:formula="of:=SUM([.CO3:.CO4])" office:value-type="float"/>
          <table:table-cell table:formula="of:=SUM([.CP3:.CP4])" office:value-type="float"/>
          <table:table-cell table:formula="of:=SUM([.CQ3:.CQ4])" office:value-type="float"/>
          <table:table-cell table:formula="of:=SUM([.CR3:.CR4])" office:value-type="float"/>
          <table:table-cell table:formula="of:=SUM([.CS3:.CS4])" office:value-type="float"/>
          <table:table-cell table:formula="of:=SUM([.CT3:.CT4])" office:value-type="float"/>
          <table:table-cell table:formula="of:=SUM([.CU3:.CU4])" office:value-type="float"/>
          <table:table-cell table:formula="of:=SUM([.CV3:.CV4])" office:value-type="float"/>
          <table:table-cell table:formula="of:=SUM([.CW3:.CW4])" office:value-type="float"/>
          <table:table-cell table:formula="of:=SUM([.CX3:.CX4])" office:value-type="float"/>
          <table:table-cell table:formula="of:=SUM([.CY3:.CY4])" office:value-type="float"/>
          <table:table-cell table:formula="of:=SUM([.CZ3:.CZ4])" office:value-type="float"/>
          <table:table-cell table:formula="of:=SUM([.DA3:.DA4])" office:value-type="float"/>
          <table:table-cell table:formula="of:=SUM([.DB3:.DB4])" office:value-type="float"/>
          <table:table-cell table:formula="of:=SUM([.DC3:.DC4])" office:value-type="float"/>
          <table:table-cell table:formula="of:=SUM([.DD3:.DD4])" office:value-type="float"/>
          <table:table-cell table:formula="of:=SUM([.DE3:.DE4])" office:value-type="float"/>
          <table:table-cell table:formula="of:=SUM([.DF3:.DF4])" office:value-type="float"/>
          <table:table-cell table:formula="of:=SUM([.DG3:.DG4])" office:value-type="float"/>
          <table:table-cell table:formula="of:=SUM([.DH3:.DH4])" office:value-type="float"/>
          <table:table-cell table:formula="of:=SUM([.DI3:.DI4])" office:value-type="float"/>
          <table:table-cell table:formula="of:=SUM([.DJ3:.DJ4])" office:value-type="float"/>
          <table:table-cell table:formula="of:=SUM([.DK3:.DK4])" office:value-type="float"/>
          <table:table-cell table:formula="of:=SUM([.DL3:.DL4])" office:value-type="float"/>
          <table:table-cell table:formula="of:=SUM([.DM3:.DM4])" office:value-type="float"/>
          <table:table-cell table:formula="of:=SUM([.DN3:.DN4])" office:value-type="float"/>
          <table:table-cell table:formula="of:=SUM([.DO3:.DO4])" office:value-type="float"/>
          <table:table-cell table:formula="of:=SUM([.DP3:.DP4])" office:value-type="float"/>
          <table:table-cell table:formula="of:=SUM([.DQ3:.DQ4])" office:value-type="float"/>
          <table:table-cell table:formula="of:=SUM([.DR3:.DR4])" office:value-type="float"/>
          <table:table-cell table:formula="of:=SUM([.DS3:.DS4])" office:value-type="float"/>
          <table:table-cell table:formula="of:=SUM([.DT3:.DT4])" office:value-type="float"/>
          <table:table-cell table:formula="of:=SUM([.DU3:.DU4])" office:value-type="float"/>
          <table:table-cell table:formula="of:=SUM([.DV3:.DV4])" office:value-type="float"/>
          <table:table-cell table:formula="of:=SUM([.DW3:.DW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  <table:table-cell table:formula="of:=AVERAGE([.CH3:.CH4])" office:value-type="float"/>
          <table:table-cell table:formula="of:=AVERAGE([.CI3:.CI4])" office:value-type="float"/>
          <table:table-cell table:formula="of:=AVERAGE([.CJ3:.CJ4])" office:value-type="float"/>
          <table:table-cell table:formula="of:=AVERAGE([.CK3:.CK4])" office:value-type="float"/>
          <table:table-cell table:formula="of:=AVERAGE([.CL3:.CL4])" office:value-type="float"/>
          <table:table-cell table:formula="of:=AVERAGE([.CM3:.CM4])" office:value-type="float"/>
          <table:table-cell table:formula="of:=AVERAGE([.CN3:.CN4])" office:value-type="float"/>
          <table:table-cell table:formula="of:=AVERAGE([.CO3:.CO4])" office:value-type="float"/>
          <table:table-cell table:formula="of:=AVERAGE([.CP3:.CP4])" office:value-type="float"/>
          <table:table-cell table:formula="of:=AVERAGE([.CQ3:.CQ4])" office:value-type="float"/>
          <table:table-cell table:formula="of:=AVERAGE([.CR3:.CR4])" office:value-type="float"/>
          <table:table-cell table:formula="of:=AVERAGE([.CS3:.CS4])" office:value-type="float"/>
          <table:table-cell table:formula="of:=AVERAGE([.CT3:.CT4])" office:value-type="float"/>
          <table:table-cell table:formula="of:=AVERAGE([.CU3:.CU4])" office:value-type="float"/>
          <table:table-cell table:formula="of:=AVERAGE([.CV3:.CV4])" office:value-type="float"/>
          <table:table-cell table:formula="of:=AVERAGE([.CW3:.CW4])" office:value-type="float"/>
          <table:table-cell table:formula="of:=AVERAGE([.CX3:.CX4])" office:value-type="float"/>
          <table:table-cell table:formula="of:=AVERAGE([.CY3:.CY4])" office:value-type="float"/>
          <table:table-cell table:formula="of:=AVERAGE([.CZ3:.CZ4])" office:value-type="float"/>
          <table:table-cell table:formula="of:=AVERAGE([.DA3:.DA4])" office:value-type="float"/>
          <table:table-cell table:formula="of:=AVERAGE([.DB3:.DB4])" office:value-type="float"/>
          <table:table-cell table:formula="of:=AVERAGE([.DC3:.DC4])" office:value-type="float"/>
          <table:table-cell table:formula="of:=AVERAGE([.DD3:.DD4])" office:value-type="float"/>
          <table:table-cell table:formula="of:=AVERAGE([.DE3:.DE4])" office:value-type="float"/>
          <table:table-cell table:formula="of:=AVERAGE([.DF3:.DF4])" office:value-type="float"/>
          <table:table-cell table:formula="of:=AVERAGE([.DG3:.DG4])" office:value-type="float"/>
          <table:table-cell table:formula="of:=AVERAGE([.DH3:.DH4])" office:value-type="float"/>
          <table:table-cell table:formula="of:=AVERAGE([.DI3:.DI4])" office:value-type="float"/>
          <table:table-cell table:formula="of:=AVERAGE([.DJ3:.DJ4])" office:value-type="float"/>
          <table:table-cell table:formula="of:=AVERAGE([.DK3:.DK4])" office:value-type="float"/>
          <table:table-cell table:formula="of:=AVERAGE([.DL3:.DL4])" office:value-type="float"/>
          <table:table-cell table:formula="of:=AVERAGE([.DM3:.DM4])" office:value-type="float"/>
          <table:table-cell table:formula="of:=AVERAGE([.DN3:.DN4])" office:value-type="float"/>
          <table:table-cell table:formula="of:=AVERAGE([.DO3:.DO4])" office:value-type="float"/>
          <table:table-cell table:formula="of:=AVERAGE([.DP3:.DP4])" office:value-type="float"/>
          <table:table-cell table:formula="of:=AVERAGE([.DQ3:.DQ4])" office:value-type="float"/>
          <table:table-cell table:formula="of:=AVERAGE([.DR3:.DR4])" office:value-type="float"/>
          <table:table-cell table:formula="of:=AVERAGE([.DS3:.DS4])" office:value-type="float"/>
          <table:table-cell table:formula="of:=AVERAGE([.DT3:.DT4])" office:value-type="float"/>
          <table:table-cell table:formula="of:=AVERAGE([.DU3:.DU4])" office:value-type="float"/>
          <table:table-cell table:formula="of:=AVERAGE([.DV3:.DV4])" office:value-type="float"/>
          <table:table-cell table:formula="of:=AVERAGE([.DW3:.DW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  <table:table-cell table:formula="of:=STDEV([.CH3:.CH4])" office:value-type="float"/>
          <table:table-cell table:formula="of:=STDEV([.CI3:.CI4])" office:value-type="float"/>
          <table:table-cell table:formula="of:=STDEV([.CJ3:.CJ4])" office:value-type="float"/>
          <table:table-cell table:formula="of:=STDEV([.CK3:.CK4])" office:value-type="float"/>
          <table:table-cell table:formula="of:=STDEV([.CL3:.CL4])" office:value-type="float"/>
          <table:table-cell table:formula="of:=STDEV([.CM3:.CM4])" office:value-type="float"/>
          <table:table-cell table:formula="of:=STDEV([.CN3:.CN4])" office:value-type="float"/>
          <table:table-cell table:formula="of:=STDEV([.CO3:.CO4])" office:value-type="float"/>
          <table:table-cell table:formula="of:=STDEV([.CP3:.CP4])" office:value-type="float"/>
          <table:table-cell table:formula="of:=STDEV([.CQ3:.CQ4])" office:value-type="float"/>
          <table:table-cell table:formula="of:=STDEV([.CR3:.CR4])" office:value-type="float"/>
          <table:table-cell table:formula="of:=STDEV([.CS3:.CS4])" office:value-type="float"/>
          <table:table-cell table:formula="of:=STDEV([.CT3:.CT4])" office:value-type="float"/>
          <table:table-cell table:formula="of:=STDEV([.CU3:.CU4])" office:value-type="float"/>
          <table:table-cell table:formula="of:=STDEV([.CV3:.CV4])" office:value-type="float"/>
          <table:table-cell table:formula="of:=STDEV([.CW3:.CW4])" office:value-type="float"/>
          <table:table-cell table:formula="of:=STDEV([.CX3:.CX4])" office:value-type="float"/>
          <table:table-cell table:formula="of:=STDEV([.CY3:.CY4])" office:value-type="float"/>
          <table:table-cell table:formula="of:=STDEV([.CZ3:.CZ4])" office:value-type="float"/>
          <table:table-cell table:formula="of:=STDEV([.DA3:.DA4])" office:value-type="float"/>
          <table:table-cell table:formula="of:=STDEV([.DB3:.DB4])" office:value-type="float"/>
          <table:table-cell table:formula="of:=STDEV([.DC3:.DC4])" office:value-type="float"/>
          <table:table-cell table:formula="of:=STDEV([.DD3:.DD4])" office:value-type="float"/>
          <table:table-cell table:formula="of:=STDEV([.DE3:.DE4])" office:value-type="float"/>
          <table:table-cell table:formula="of:=STDEV([.DF3:.DF4])" office:value-type="float"/>
          <table:table-cell table:formula="of:=STDEV([.DG3:.DG4])" office:value-type="float"/>
          <table:table-cell table:formula="of:=STDEV([.DH3:.DH4])" office:value-type="float"/>
          <table:table-cell table:formula="of:=STDEV([.DI3:.DI4])" office:value-type="float"/>
          <table:table-cell table:formula="of:=STDEV([.DJ3:.DJ4])" office:value-type="float"/>
          <table:table-cell table:formula="of:=STDEV([.DK3:.DK4])" office:value-type="float"/>
          <table:table-cell table:formula="of:=STDEV([.DL3:.DL4])" office:value-type="float"/>
          <table:table-cell table:formula="of:=STDEV([.DM3:.DM4])" office:value-type="float"/>
          <table:table-cell table:formula="of:=STDEV([.DN3:.DN4])" office:value-type="float"/>
          <table:table-cell table:formula="of:=STDEV([.DO3:.DO4])" office:value-type="float"/>
          <table:table-cell table:formula="of:=STDEV([.DP3:.DP4])" office:value-type="float"/>
          <table:table-cell table:formula="of:=STDEV([.DQ3:.DQ4])" office:value-type="float"/>
          <table:table-cell table:formula="of:=STDEV([.DR3:.DR4])" office:value-type="float"/>
          <table:table-cell table:formula="of:=STDEV([.DS3:.DS4])" office:value-type="float"/>
          <table:table-cell table:formula="of:=STDEV([.DT3:.DT4])" office:value-type="float"/>
          <table:table-cell table:formula="of:=STDEV([.DU3:.DU4])" office:value-type="float"/>
          <table:table-cell table:formula="of:=STDEV([.DV3:.DV4])" office:value-type="float"/>
          <table:table-cell table:formula="of:=STDEV([.DW3:.DW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BM3:.$BM4])^2)^0.5" office:value-type="float"/>
          <table:table-cell table:number-matrix-columns-spanned="1" table:number-matrix-rows-spanned="1" table:formula="of:=SUM(([.C3:.C4]-[.$BN3:.$BN4])^2)^0.5" office:value-type="float"/>
          <table:table-cell table:number-matrix-columns-spanned="1" table:number-matrix-rows-spanned="1" table:formula="of:=SUM(([.D3:.D4]-[.$BO3:.$BO4])^2)^0.5" office:value-type="float"/>
          <table:table-cell table:number-matrix-columns-spanned="1" table:number-matrix-rows-spanned="1" table:formula="of:=SUM(([.E3:.E4]-[.$BP3:.$BP4])^2)^0.5" office:value-type="float"/>
          <table:table-cell table:number-matrix-columns-spanned="1" table:number-matrix-rows-spanned="1" table:formula="of:=SUM(([.F3:.F4]-[.$BQ3:.$BQ4])^2)^0.5" office:value-type="float"/>
          <table:table-cell table:number-matrix-columns-spanned="1" table:number-matrix-rows-spanned="1" table:formula="of:=SUM(([.G3:.G4]-[.$BR3:.$BR4])^2)^0.5" office:value-type="float"/>
          <table:table-cell table:number-matrix-columns-spanned="1" table:number-matrix-rows-spanned="1" table:formula="of:=SUM(([.H3:.H4]-[.$BS3:.$BS4])^2)^0.5" office:value-type="float"/>
          <table:table-cell table:number-matrix-columns-spanned="1" table:number-matrix-rows-spanned="1" table:formula="of:=SUM(([.I3:.I4]-[.$BT3:.$BT4])^2)^0.5" office:value-type="float"/>
          <table:table-cell table:number-matrix-columns-spanned="1" table:number-matrix-rows-spanned="1" table:formula="of:=SUM(([.J3:.J4]-[.$BU3:.$BU4])^2)^0.5" office:value-type="float"/>
          <table:table-cell table:number-matrix-columns-spanned="1" table:number-matrix-rows-spanned="1" table:formula="of:=SUM(([.K3:.K4]-[.$BV3:.$BV4])^2)^0.5" office:value-type="float"/>
          <table:table-cell table:number-matrix-columns-spanned="1" table:number-matrix-rows-spanned="1" table:formula="of:=SUM(([.L3:.L4]-[.$BW3:.$BW4])^2)^0.5" office:value-type="float"/>
          <table:table-cell table:number-matrix-columns-spanned="1" table:number-matrix-rows-spanned="1" table:formula="of:=SUM(([.M3:.M4]-[.$BX3:.$BX4])^2)^0.5" office:value-type="float"/>
          <table:table-cell table:number-matrix-columns-spanned="1" table:number-matrix-rows-spanned="1" table:formula="of:=SUM(([.N3:.N4]-[.$BY3:.$BY4])^2)^0.5" office:value-type="float"/>
          <table:table-cell table:number-matrix-columns-spanned="1" table:number-matrix-rows-spanned="1" table:formula="of:=SUM(([.O3:.O4]-[.$BZ3:.$BZ4])^2)^0.5" office:value-type="float"/>
          <table:table-cell table:number-matrix-columns-spanned="1" table:number-matrix-rows-spanned="1" table:formula="of:=SUM(([.P3:.P4]-[.$CA3:.$CA4])^2)^0.5" office:value-type="float"/>
          <table:table-cell table:number-matrix-columns-spanned="1" table:number-matrix-rows-spanned="1" table:formula="of:=SUM(([.Q3:.Q4]-[.$CB3:.$CB4])^2)^0.5" office:value-type="float"/>
          <table:table-cell table:number-matrix-columns-spanned="1" table:number-matrix-rows-spanned="1" table:formula="of:=SUM(([.R3:.R4]-[.$CC3:.$CC4])^2)^0.5" office:value-type="float"/>
          <table:table-cell table:number-matrix-columns-spanned="1" table:number-matrix-rows-spanned="1" table:formula="of:=SUM(([.S3:.S4]-[.$CD3:.$CD4])^2)^0.5" office:value-type="float"/>
          <table:table-cell table:number-matrix-columns-spanned="1" table:number-matrix-rows-spanned="1" table:formula="of:=SUM(([.T3:.T4]-[.$CE3:.$CE4])^2)^0.5" office:value-type="float"/>
          <table:table-cell table:number-matrix-columns-spanned="1" table:number-matrix-rows-spanned="1" table:formula="of:=SUM(([.U3:.U4]-[.$CF3:.$CF4])^2)^0.5" office:value-type="float"/>
          <table:table-cell table:number-matrix-columns-spanned="1" table:number-matrix-rows-spanned="1" table:formula="of:=SUM(([.V3:.V4]-[.$CG3:.$CG4])^2)^0.5" office:value-type="float"/>
          <table:table-cell table:number-matrix-columns-spanned="1" table:number-matrix-rows-spanned="1" table:formula="of:=SUM(([.W3:.W4]-[.$BM3:.$BM4])^2)^0.5" office:value-type="float"/>
          <table:table-cell table:number-matrix-columns-spanned="1" table:number-matrix-rows-spanned="1" table:formula="of:=SUM(([.X3:.X4]-[.$BN3:.$BN4])^2)^0.5" office:value-type="float"/>
          <table:table-cell table:number-matrix-columns-spanned="1" table:number-matrix-rows-spanned="1" table:formula="of:=SUM(([.Y3:.Y4]-[.$BO3:.$BO4])^2)^0.5" office:value-type="float"/>
          <table:table-cell table:number-matrix-columns-spanned="1" table:number-matrix-rows-spanned="1" table:formula="of:=SUM(([.Z3:.Z4]-[.$BP3:.$BP4])^2)^0.5" office:value-type="float"/>
          <table:table-cell table:number-matrix-columns-spanned="1" table:number-matrix-rows-spanned="1" table:formula="of:=SUM(([.AA3:.AA4]-[.$BQ3:.$BQ4])^2)^0.5" office:value-type="float"/>
          <table:table-cell table:number-matrix-columns-spanned="1" table:number-matrix-rows-spanned="1" table:formula="of:=SUM(([.AB3:.AB4]-[.$BR3:.$BR4])^2)^0.5" office:value-type="float"/>
          <table:table-cell table:number-matrix-columns-spanned="1" table:number-matrix-rows-spanned="1" table:formula="of:=SUM(([.AC3:.AC4]-[.$BS3:.$BS4])^2)^0.5" office:value-type="float"/>
          <table:table-cell table:number-matrix-columns-spanned="1" table:number-matrix-rows-spanned="1" table:formula="of:=SUM(([.AD3:.AD4]-[.$BT3:.$BT4])^2)^0.5" office:value-type="float"/>
          <table:table-cell table:number-matrix-columns-spanned="1" table:number-matrix-rows-spanned="1" table:formula="of:=SUM(([.AE3:.AE4]-[.$BU3:.$BU4])^2)^0.5" office:value-type="float"/>
          <table:table-cell table:number-matrix-columns-spanned="1" table:number-matrix-rows-spanned="1" table:formula="of:=SUM(([.AF3:.AF4]-[.$BV3:.$BV4])^2)^0.5" office:value-type="float"/>
          <table:table-cell table:number-matrix-columns-spanned="1" table:number-matrix-rows-spanned="1" table:formula="of:=SUM(([.AG3:.AG4]-[.$BW3:.$BW4])^2)^0.5" office:value-type="float"/>
          <table:table-cell table:number-matrix-columns-spanned="1" table:number-matrix-rows-spanned="1" table:formula="of:=SUM(([.AH3:.AH4]-[.$BX3:.$BX4])^2)^0.5" office:value-type="float"/>
          <table:table-cell table:number-matrix-columns-spanned="1" table:number-matrix-rows-spanned="1" table:formula="of:=SUM(([.AI3:.AI4]-[.$BY3:.$BY4])^2)^0.5" office:value-type="float"/>
          <table:table-cell table:number-matrix-columns-spanned="1" table:number-matrix-rows-spanned="1" table:formula="of:=SUM(([.AJ3:.AJ4]-[.$BZ3:.$BZ4])^2)^0.5" office:value-type="float"/>
          <table:table-cell table:number-matrix-columns-spanned="1" table:number-matrix-rows-spanned="1" table:formula="of:=SUM(([.AK3:.AK4]-[.$CA3:.$CA4])^2)^0.5" office:value-type="float"/>
          <table:table-cell table:number-matrix-columns-spanned="1" table:number-matrix-rows-spanned="1" table:formula="of:=SUM(([.AL3:.AL4]-[.$CB3:.$CB4])^2)^0.5" office:value-type="float"/>
          <table:table-cell table:number-matrix-columns-spanned="1" table:number-matrix-rows-spanned="1" table:formula="of:=SUM(([.AM3:.AM4]-[.$CC3:.$CC4])^2)^0.5" office:value-type="float"/>
          <table:table-cell table:number-matrix-columns-spanned="1" table:number-matrix-rows-spanned="1" table:formula="of:=SUM(([.AN3:.AN4]-[.$CD3:.$CD4])^2)^0.5" office:value-type="float"/>
          <table:table-cell table:number-matrix-columns-spanned="1" table:number-matrix-rows-spanned="1" table:formula="of:=SUM(([.AO3:.AO4]-[.$CE3:.$CE4])^2)^0.5" office:value-type="float"/>
          <table:table-cell table:number-matrix-columns-spanned="1" table:number-matrix-rows-spanned="1" table:formula="of:=SUM(([.AP3:.AP4]-[.$CF3:.$CF4])^2)^0.5" office:value-type="float"/>
          <table:table-cell table:number-matrix-columns-spanned="1" table:number-matrix-rows-spanned="1" table:formula="of:=SUM(([.AQ3:.AQ4]-[.$CG3:.$CG4])^2)^0.5" office:value-type="float"/>
          <table:table-cell table:number-matrix-columns-spanned="1" table:number-matrix-rows-spanned="1" table:formula="of:=SUM(([.AR3:.AR4]-[.$BM3:.$BM4])^2)^0.5" office:value-type="float"/>
          <table:table-cell table:number-matrix-columns-spanned="1" table:number-matrix-rows-spanned="1" table:formula="of:=SUM(([.AS3:.AS4]-[.$BN3:.$BN4])^2)^0.5" office:value-type="float"/>
          <table:table-cell table:number-matrix-columns-spanned="1" table:number-matrix-rows-spanned="1" table:formula="of:=SUM(([.AT3:.AT4]-[.$BO3:.$BO4])^2)^0.5" office:value-type="float"/>
          <table:table-cell table:number-matrix-columns-spanned="1" table:number-matrix-rows-spanned="1" table:formula="of:=SUM(([.AU3:.AU4]-[.$BP3:.$BP4])^2)^0.5" office:value-type="float"/>
          <table:table-cell table:number-matrix-columns-spanned="1" table:number-matrix-rows-spanned="1" table:formula="of:=SUM(([.AV3:.AV4]-[.$BQ3:.$BQ4])^2)^0.5" office:value-type="float"/>
          <table:table-cell table:number-matrix-columns-spanned="1" table:number-matrix-rows-spanned="1" table:formula="of:=SUM(([.AW3:.AW4]-[.$BR3:.$BR4])^2)^0.5" office:value-type="float"/>
          <table:table-cell table:number-matrix-columns-spanned="1" table:number-matrix-rows-spanned="1" table:formula="of:=SUM(([.AX3:.AX4]-[.$BS3:.$BS4])^2)^0.5" office:value-type="float"/>
          <table:table-cell table:number-matrix-columns-spanned="1" table:number-matrix-rows-spanned="1" table:formula="of:=SUM(([.AY3:.AY4]-[.$BT3:.$BT4])^2)^0.5" office:value-type="float"/>
          <table:table-cell table:number-matrix-columns-spanned="1" table:number-matrix-rows-spanned="1" table:formula="of:=SUM(([.AZ3:.AZ4]-[.$BU3:.$BU4])^2)^0.5" office:value-type="float"/>
          <table:table-cell table:number-matrix-columns-spanned="1" table:number-matrix-rows-spanned="1" table:formula="of:=SUM(([.BA3:.BA4]-[.$BV3:.$BV4])^2)^0.5" office:value-type="float"/>
          <table:table-cell table:number-matrix-columns-spanned="1" table:number-matrix-rows-spanned="1" table:formula="of:=SUM(([.BB3:.BB4]-[.$BW3:.$BW4])^2)^0.5" office:value-type="float"/>
          <table:table-cell table:number-matrix-columns-spanned="1" table:number-matrix-rows-spanned="1" table:formula="of:=SUM(([.BC3:.BC4]-[.$BX3:.$BX4])^2)^0.5" office:value-type="float"/>
          <table:table-cell table:number-matrix-columns-spanned="1" table:number-matrix-rows-spanned="1" table:formula="of:=SUM(([.BD3:.BD4]-[.$BY3:.$BY4])^2)^0.5" office:value-type="float"/>
          <table:table-cell table:number-matrix-columns-spanned="1" table:number-matrix-rows-spanned="1" table:formula="of:=SUM(([.BE3:.BE4]-[.$BZ3:.$BZ4])^2)^0.5" office:value-type="float"/>
          <table:table-cell table:number-matrix-columns-spanned="1" table:number-matrix-rows-spanned="1" table:formula="of:=SUM(([.BF3:.BF4]-[.$CA3:.$CA4])^2)^0.5" office:value-type="float"/>
          <table:table-cell table:number-matrix-columns-spanned="1" table:number-matrix-rows-spanned="1" table:formula="of:=SUM(([.BG3:.BG4]-[.$CB3:.$CB4])^2)^0.5" office:value-type="float"/>
          <table:table-cell table:number-matrix-columns-spanned="1" table:number-matrix-rows-spanned="1" table:formula="of:=SUM(([.BH3:.BH4]-[.$CC3:.$CC4])^2)^0.5" office:value-type="float"/>
          <table:table-cell table:number-matrix-columns-spanned="1" table:number-matrix-rows-spanned="1" table:formula="of:=SUM(([.BI3:.BI4]-[.$CD3:.$CD4])^2)^0.5" office:value-type="float"/>
          <table:table-cell table:number-matrix-columns-spanned="1" table:number-matrix-rows-spanned="1" table:formula="of:=SUM(([.BJ3:.BJ4]-[.$CE3:.$CE4])^2)^0.5" office:value-type="float"/>
          <table:table-cell table:number-matrix-columns-spanned="1" table:number-matrix-rows-spanned="1" table:formula="of:=SUM(([.BK3:.BK4]-[.$CF3:.$CF4])^2)^0.5" office:value-type="float"/>
          <table:table-cell table:number-matrix-columns-spanned="1" table:number-matrix-rows-spanned="1" table:formula="of:=SUM(([.BL3:.BL4]-[.$CG3:.$CG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BM3:.$BM4])" office:value-type="float"/>
          <table:table-cell table:number-matrix-columns-spanned="1" table:number-matrix-rows-spanned="1" table:formula="of:=SUM([.C3:.C4]=[.$BN3:.$BN4])" office:value-type="float"/>
          <table:table-cell table:number-matrix-columns-spanned="1" table:number-matrix-rows-spanned="1" table:formula="of:=SUM([.D3:.D4]=[.$BO3:.$BO4])" office:value-type="float"/>
          <table:table-cell table:number-matrix-columns-spanned="1" table:number-matrix-rows-spanned="1" table:formula="of:=SUM([.E3:.E4]=[.$BP3:.$BP4])" office:value-type="float"/>
          <table:table-cell table:number-matrix-columns-spanned="1" table:number-matrix-rows-spanned="1" table:formula="of:=SUM([.F3:.F4]=[.$BQ3:.$BQ4])" office:value-type="float"/>
          <table:table-cell table:number-matrix-columns-spanned="1" table:number-matrix-rows-spanned="1" table:formula="of:=SUM([.G3:.G4]=[.$BR3:.$BR4])" office:value-type="float"/>
          <table:table-cell table:number-matrix-columns-spanned="1" table:number-matrix-rows-spanned="1" table:formula="of:=SUM([.H3:.H4]=[.$BS3:.$BS4])" office:value-type="float"/>
          <table:table-cell table:number-matrix-columns-spanned="1" table:number-matrix-rows-spanned="1" table:formula="of:=SUM([.I3:.I4]=[.$BT3:.$BT4])" office:value-type="float"/>
          <table:table-cell table:number-matrix-columns-spanned="1" table:number-matrix-rows-spanned="1" table:formula="of:=SUM([.J3:.J4]=[.$BU3:.$BU4])" office:value-type="float"/>
          <table:table-cell table:number-matrix-columns-spanned="1" table:number-matrix-rows-spanned="1" table:formula="of:=SUM([.K3:.K4]=[.$BV3:.$BV4])" office:value-type="float"/>
          <table:table-cell table:number-matrix-columns-spanned="1" table:number-matrix-rows-spanned="1" table:formula="of:=SUM([.L3:.L4]=[.$BW3:.$BW4])" office:value-type="float"/>
          <table:table-cell table:number-matrix-columns-spanned="1" table:number-matrix-rows-spanned="1" table:formula="of:=SUM([.M3:.M4]=[.$BX3:.$BX4])" office:value-type="float"/>
          <table:table-cell table:number-matrix-columns-spanned="1" table:number-matrix-rows-spanned="1" table:formula="of:=SUM([.N3:.N4]=[.$BY3:.$BY4])" office:value-type="float"/>
          <table:table-cell table:number-matrix-columns-spanned="1" table:number-matrix-rows-spanned="1" table:formula="of:=SUM([.O3:.O4]=[.$BZ3:.$BZ4])" office:value-type="float"/>
          <table:table-cell table:number-matrix-columns-spanned="1" table:number-matrix-rows-spanned="1" table:formula="of:=SUM([.P3:.P4]=[.$CA3:.$CA4])" office:value-type="float"/>
          <table:table-cell table:number-matrix-columns-spanned="1" table:number-matrix-rows-spanned="1" table:formula="of:=SUM([.Q3:.Q4]=[.$CB3:.$CB4])" office:value-type="float"/>
          <table:table-cell table:number-matrix-columns-spanned="1" table:number-matrix-rows-spanned="1" table:formula="of:=SUM([.R3:.R4]=[.$CC3:.$CC4])" office:value-type="float"/>
          <table:table-cell table:number-matrix-columns-spanned="1" table:number-matrix-rows-spanned="1" table:formula="of:=SUM([.S3:.S4]=[.$CD3:.$CD4])" office:value-type="float"/>
          <table:table-cell table:number-matrix-columns-spanned="1" table:number-matrix-rows-spanned="1" table:formula="of:=SUM([.T3:.T4]=[.$CE3:.$CE4])" office:value-type="float"/>
          <table:table-cell table:number-matrix-columns-spanned="1" table:number-matrix-rows-spanned="1" table:formula="of:=SUM([.U3:.U4]=[.$CF3:.$CF4])" office:value-type="float"/>
          <table:table-cell table:number-matrix-columns-spanned="1" table:number-matrix-rows-spanned="1" table:formula="of:=SUM([.V3:.V4]=[.$CG3:.$CG4])" office:value-type="float"/>
          <table:table-cell table:number-matrix-columns-spanned="1" table:number-matrix-rows-spanned="1" table:formula="of:=SUM([.W3:.W4]=[.$BM3:.$BM4])" office:value-type="float"/>
          <table:table-cell table:number-matrix-columns-spanned="1" table:number-matrix-rows-spanned="1" table:formula="of:=SUM([.X3:.X4]=[.$BN3:.$BN4])" office:value-type="float"/>
          <table:table-cell table:number-matrix-columns-spanned="1" table:number-matrix-rows-spanned="1" table:formula="of:=SUM([.Y3:.Y4]=[.$BO3:.$BO4])" office:value-type="float"/>
          <table:table-cell table:number-matrix-columns-spanned="1" table:number-matrix-rows-spanned="1" table:formula="of:=SUM([.Z3:.Z4]=[.$BP3:.$BP4])" office:value-type="float"/>
          <table:table-cell table:number-matrix-columns-spanned="1" table:number-matrix-rows-spanned="1" table:formula="of:=SUM([.AA3:.AA4]=[.$BQ3:.$BQ4])" office:value-type="float"/>
          <table:table-cell table:number-matrix-columns-spanned="1" table:number-matrix-rows-spanned="1" table:formula="of:=SUM([.AB3:.AB4]=[.$BR3:.$BR4])" office:value-type="float"/>
          <table:table-cell table:number-matrix-columns-spanned="1" table:number-matrix-rows-spanned="1" table:formula="of:=SUM([.AC3:.AC4]=[.$BS3:.$BS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  <table:table-cell table:number-matrix-columns-spanned="1" table:number-matrix-rows-spanned="1" table:formula="of:=SUM([.AR3:.AR4]=[.$BM3:.$BM4])" office:value-type="float"/>
          <table:table-cell table:number-matrix-columns-spanned="1" table:number-matrix-rows-spanned="1" table:formula="of:=SUM([.AS3:.AS4]=[.$BN3:.$BN4])" office:value-type="float"/>
          <table:table-cell table:number-matrix-columns-spanned="1" table:number-matrix-rows-spanned="1" table:formula="of:=SUM([.AT3:.AT4]=[.$BO3:.$BO4])" office:value-type="float"/>
          <table:table-cell table:number-matrix-columns-spanned="1" table:number-matrix-rows-spanned="1" table:formula="of:=SUM([.AU3:.AU4]=[.$BP3:.$BP4])" office:value-type="float"/>
          <table:table-cell table:number-matrix-columns-spanned="1" table:number-matrix-rows-spanned="1" table:formula="of:=SUM([.AV3:.AV4]=[.$BQ3:.$BQ4])" office:value-type="float"/>
          <table:table-cell table:number-matrix-columns-spanned="1" table:number-matrix-rows-spanned="1" table:formula="of:=SUM([.AW3:.AW4]=[.$BR3:.$BR4])" office:value-type="float"/>
          <table:table-cell table:number-matrix-columns-spanned="1" table:number-matrix-rows-spanned="1" table:formula="of:=SUM([.AX3:.AX4]=[.$BS3:.$BS4])" office:value-type="float"/>
          <table:table-cell table:number-matrix-columns-spanned="1" table:number-matrix-rows-spanned="1" table:formula="of:=SUM([.AY3:.AY4]=[.$BT3:.$BT4])" office:value-type="float"/>
          <table:table-cell table:number-matrix-columns-spanned="1" table:number-matrix-rows-spanned="1" table:formula="of:=SUM([.AZ3:.AZ4]=[.$BU3:.$BU4])" office:value-type="float"/>
          <table:table-cell table:number-matrix-columns-spanned="1" table:number-matrix-rows-spanned="1" table:formula="of:=SUM([.BA3:.BA4]=[.$BV3:.$BV4])" office:value-type="float"/>
          <table:table-cell table:number-matrix-columns-spanned="1" table:number-matrix-rows-spanned="1" table:formula="of:=SUM([.BB3:.BB4]=[.$BW3:.$BW4])" office:value-type="float"/>
          <table:table-cell table:number-matrix-columns-spanned="1" table:number-matrix-rows-spanned="1" table:formula="of:=SUM([.BC3:.BC4]=[.$BX3:.$BX4])" office:value-type="float"/>
          <table:table-cell table:number-matrix-columns-spanned="1" table:number-matrix-rows-spanned="1" table:formula="of:=SUM([.BD3:.BD4]=[.$BY3:.$BY4])" office:value-type="float"/>
          <table:table-cell table:number-matrix-columns-spanned="1" table:number-matrix-rows-spanned="1" table:formula="of:=SUM([.BE3:.BE4]=[.$BZ3:.$BZ4])" office:value-type="float"/>
          <table:table-cell table:number-matrix-columns-spanned="1" table:number-matrix-rows-spanned="1" table:formula="of:=SUM([.BF3:.BF4]=[.$CA3:.$CA4])" office:value-type="float"/>
          <table:table-cell table:number-matrix-columns-spanned="1" table:number-matrix-rows-spanned="1" table:formula="of:=SUM([.BG3:.BG4]=[.$CB3:.$CB4])" office:value-type="float"/>
          <table:table-cell table:number-matrix-columns-spanned="1" table:number-matrix-rows-spanned="1" table:formula="of:=SUM([.BH3:.BH4]=[.$CC3:.$CC4])" office:value-type="float"/>
          <table:table-cell table:number-matrix-columns-spanned="1" table:number-matrix-rows-spanned="1" table:formula="of:=SUM([.BI3:.BI4]=[.$CD3:.$CD4])" office:value-type="float"/>
          <table:table-cell table:number-matrix-columns-spanned="1" table:number-matrix-rows-spanned="1" table:formula="of:=SUM([.BJ3:.BJ4]=[.$CE3:.$CE4])" office:value-type="float"/>
          <table:table-cell table:number-matrix-columns-spanned="1" table:number-matrix-rows-spanned="1" table:formula="of:=SUM([.BK3:.BK4]=[.$CF3:.$CF4])" office:value-type="float"/>
          <table:table-cell table:number-matrix-columns-spanned="1" table:number-matrix-rows-spanned="1" table:formula="of:=SUM([.BL3:.BL4]=[.$CG3:.$CG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CH3:.$CH4])" office:value-type="float"/>
          <table:table-cell table:number-matrix-columns-spanned="1" table:number-matrix-rows-spanned="1" table:formula="of:=SUM([.C3:.C4]&lt;[.$CI3:.$CI4])" office:value-type="float"/>
          <table:table-cell table:number-matrix-columns-spanned="1" table:number-matrix-rows-spanned="1" table:formula="of:=SUM([.D3:.D4]&lt;[.$CJ3:.$CJ4])" office:value-type="float"/>
          <table:table-cell table:number-matrix-columns-spanned="1" table:number-matrix-rows-spanned="1" table:formula="of:=SUM([.E3:.E4]&lt;[.$CK3:.$CK4])" office:value-type="float"/>
          <table:table-cell table:number-matrix-columns-spanned="1" table:number-matrix-rows-spanned="1" table:formula="of:=SUM([.F3:.F4]&lt;[.$CL3:.$CL4])" office:value-type="float"/>
          <table:table-cell table:number-matrix-columns-spanned="1" table:number-matrix-rows-spanned="1" table:formula="of:=SUM([.G3:.G4]&lt;[.$CM3:.$CM4])" office:value-type="float"/>
          <table:table-cell table:number-matrix-columns-spanned="1" table:number-matrix-rows-spanned="1" table:formula="of:=SUM([.H3:.H4]&lt;[.$CN3:.$CN4])" office:value-type="float"/>
          <table:table-cell table:number-matrix-columns-spanned="1" table:number-matrix-rows-spanned="1" table:formula="of:=SUM([.I3:.I4]&lt;[.$CO3:.$CO4])" office:value-type="float"/>
          <table:table-cell table:number-matrix-columns-spanned="1" table:number-matrix-rows-spanned="1" table:formula="of:=SUM([.J3:.J4]&lt;[.$CP3:.$CP4])" office:value-type="float"/>
          <table:table-cell table:number-matrix-columns-spanned="1" table:number-matrix-rows-spanned="1" table:formula="of:=SUM([.K3:.K4]&lt;[.$CQ3:.$CQ4])" office:value-type="float"/>
          <table:table-cell table:number-matrix-columns-spanned="1" table:number-matrix-rows-spanned="1" table:formula="of:=SUM([.L3:.L4]&lt;[.$CR3:.$CR4])" office:value-type="float"/>
          <table:table-cell table:number-matrix-columns-spanned="1" table:number-matrix-rows-spanned="1" table:formula="of:=SUM([.M3:.M4]&lt;[.$CS3:.$CS4])" office:value-type="float"/>
          <table:table-cell table:number-matrix-columns-spanned="1" table:number-matrix-rows-spanned="1" table:formula="of:=SUM([.N3:.N4]&lt;[.$CT3:.$CT4])" office:value-type="float"/>
          <table:table-cell table:number-matrix-columns-spanned="1" table:number-matrix-rows-spanned="1" table:formula="of:=SUM([.O3:.O4]&lt;[.$CU3:.$CU4])" office:value-type="float"/>
          <table:table-cell table:number-matrix-columns-spanned="1" table:number-matrix-rows-spanned="1" table:formula="of:=SUM([.P3:.P4]&lt;[.$CV3:.$CV4])" office:value-type="float"/>
          <table:table-cell table:number-matrix-columns-spanned="1" table:number-matrix-rows-spanned="1" table:formula="of:=SUM([.Q3:.Q4]&lt;[.$CW3:.$CW4])" office:value-type="float"/>
          <table:table-cell table:number-matrix-columns-spanned="1" table:number-matrix-rows-spanned="1" table:formula="of:=SUM([.R3:.R4]&lt;[.$CX3:.$CX4])" office:value-type="float"/>
          <table:table-cell table:number-matrix-columns-spanned="1" table:number-matrix-rows-spanned="1" table:formula="of:=SUM([.S3:.S4]&lt;[.$CY3:.$CY4])" office:value-type="float"/>
          <table:table-cell table:number-matrix-columns-spanned="1" table:number-matrix-rows-spanned="1" table:formula="of:=SUM([.T3:.T4]&lt;[.$CZ3:.$CZ4])" office:value-type="float"/>
          <table:table-cell table:number-matrix-columns-spanned="1" table:number-matrix-rows-spanned="1" table:formula="of:=SUM([.U3:.U4]&lt;[.$DA3:.$DA4])" office:value-type="float"/>
          <table:table-cell table:number-matrix-columns-spanned="1" table:number-matrix-rows-spanned="1" table:formula="of:=SUM([.V3:.V4]&lt;[.$DB3:.$DB4])" office:value-type="float"/>
          <table:table-cell table:number-matrix-columns-spanned="1" table:number-matrix-rows-spanned="1" table:formula="of:=SUM([.W3:.W4]&lt;[.$CH3:.$CH4])" office:value-type="float"/>
          <table:table-cell table:number-matrix-columns-spanned="1" table:number-matrix-rows-spanned="1" table:formula="of:=SUM([.X3:.X4]&lt;[.$CI3:.$CI4])" office:value-type="float"/>
          <table:table-cell table:number-matrix-columns-spanned="1" table:number-matrix-rows-spanned="1" table:formula="of:=SUM([.Y3:.Y4]&lt;[.$CJ3:.$CJ4])" office:value-type="float"/>
          <table:table-cell table:number-matrix-columns-spanned="1" table:number-matrix-rows-spanned="1" table:formula="of:=SUM([.Z3:.Z4]&lt;[.$CK3:.$CK4])" office:value-type="float"/>
          <table:table-cell table:number-matrix-columns-spanned="1" table:number-matrix-rows-spanned="1" table:formula="of:=SUM([.AA3:.AA4]&lt;[.$CL3:.$CL4])" office:value-type="float"/>
          <table:table-cell table:number-matrix-columns-spanned="1" table:number-matrix-rows-spanned="1" table:formula="of:=SUM([.AB3:.AB4]&lt;[.$CM3:.$CM4])" office:value-type="float"/>
          <table:table-cell table:number-matrix-columns-spanned="1" table:number-matrix-rows-spanned="1" table:formula="of:=SUM([.AC3:.AC4]&lt;[.$CN3:.$CN4])" office:value-type="float"/>
          <table:table-cell table:number-matrix-columns-spanned="1" table:number-matrix-rows-spanned="1" table:formula="of:=SUM([.AD3:.AD4]&lt;[.$CO3:.$CO4])" office:value-type="float"/>
          <table:table-cell table:number-matrix-columns-spanned="1" table:number-matrix-rows-spanned="1" table:formula="of:=SUM([.AE3:.AE4]&lt;[.$CP3:.$CP4])" office:value-type="float"/>
          <table:table-cell table:number-matrix-columns-spanned="1" table:number-matrix-rows-spanned="1" table:formula="of:=SUM([.AF3:.AF4]&lt;[.$CQ3:.$CQ4])" office:value-type="float"/>
          <table:table-cell table:number-matrix-columns-spanned="1" table:number-matrix-rows-spanned="1" table:formula="of:=SUM([.AG3:.AG4]&lt;[.$CR3:.$CR4])" office:value-type="float"/>
          <table:table-cell table:number-matrix-columns-spanned="1" table:number-matrix-rows-spanned="1" table:formula="of:=SUM([.AH3:.AH4]&lt;[.$CS3:.$CS4])" office:value-type="float"/>
          <table:table-cell table:number-matrix-columns-spanned="1" table:number-matrix-rows-spanned="1" table:formula="of:=SUM([.AI3:.AI4]&lt;[.$CT3:.$CT4])" office:value-type="float"/>
          <table:table-cell table:number-matrix-columns-spanned="1" table:number-matrix-rows-spanned="1" table:formula="of:=SUM([.AJ3:.AJ4]&lt;[.$CU3:.$CU4])" office:value-type="float"/>
          <table:table-cell table:number-matrix-columns-spanned="1" table:number-matrix-rows-spanned="1" table:formula="of:=SUM([.AK3:.AK4]&lt;[.$CV3:.$CV4])" office:value-type="float"/>
          <table:table-cell table:number-matrix-columns-spanned="1" table:number-matrix-rows-spanned="1" table:formula="of:=SUM([.AL3:.AL4]&lt;[.$CW3:.$CW4])" office:value-type="float"/>
          <table:table-cell table:number-matrix-columns-spanned="1" table:number-matrix-rows-spanned="1" table:formula="of:=SUM([.AM3:.AM4]&lt;[.$CX3:.$CX4])" office:value-type="float"/>
          <table:table-cell table:number-matrix-columns-spanned="1" table:number-matrix-rows-spanned="1" table:formula="of:=SUM([.AN3:.AN4]&lt;[.$CY3:.$CY4])" office:value-type="float"/>
          <table:table-cell table:number-matrix-columns-spanned="1" table:number-matrix-rows-spanned="1" table:formula="of:=SUM([.AO3:.AO4]&lt;[.$CZ3:.$CZ4])" office:value-type="float"/>
          <table:table-cell table:number-matrix-columns-spanned="1" table:number-matrix-rows-spanned="1" table:formula="of:=SUM([.AP3:.AP4]&lt;[.$DA3:.$DA4])" office:value-type="float"/>
          <table:table-cell table:number-matrix-columns-spanned="1" table:number-matrix-rows-spanned="1" table:formula="of:=SUM([.AQ3:.AQ4]&lt;[.$DB3:.$DB4])" office:value-type="float"/>
          <table:table-cell table:number-matrix-columns-spanned="1" table:number-matrix-rows-spanned="1" table:formula="of:=SUM([.AR3:.AR4]&lt;[.$CH3:.$CH4])" office:value-type="float"/>
          <table:table-cell table:number-matrix-columns-spanned="1" table:number-matrix-rows-spanned="1" table:formula="of:=SUM([.AS3:.AS4]&lt;[.$CI3:.$CI4])" office:value-type="float"/>
          <table:table-cell table:number-matrix-columns-spanned="1" table:number-matrix-rows-spanned="1" table:formula="of:=SUM([.AT3:.AT4]&lt;[.$CJ3:.$CJ4])" office:value-type="float"/>
          <table:table-cell table:number-matrix-columns-spanned="1" table:number-matrix-rows-spanned="1" table:formula="of:=SUM([.AU3:.AU4]&lt;[.$CK3:.$CK4])" office:value-type="float"/>
          <table:table-cell table:number-matrix-columns-spanned="1" table:number-matrix-rows-spanned="1" table:formula="of:=SUM([.AV3:.AV4]&lt;[.$CL3:.$CL4])" office:value-type="float"/>
          <table:table-cell table:number-matrix-columns-spanned="1" table:number-matrix-rows-spanned="1" table:formula="of:=SUM([.AW3:.AW4]&lt;[.$CM3:.$CM4])" office:value-type="float"/>
          <table:table-cell table:number-matrix-columns-spanned="1" table:number-matrix-rows-spanned="1" table:formula="of:=SUM([.AX3:.AX4]&lt;[.$CN3:.$CN4])" office:value-type="float"/>
          <table:table-cell table:number-matrix-columns-spanned="1" table:number-matrix-rows-spanned="1" table:formula="of:=SUM([.AY3:.AY4]&lt;[.$CO3:.$CO4])" office:value-type="float"/>
          <table:table-cell table:number-matrix-columns-spanned="1" table:number-matrix-rows-spanned="1" table:formula="of:=SUM([.AZ3:.AZ4]&lt;[.$CP3:.$CP4])" office:value-type="float"/>
          <table:table-cell table:number-matrix-columns-spanned="1" table:number-matrix-rows-spanned="1" table:formula="of:=SUM([.BA3:.BA4]&lt;[.$CQ3:.$CQ4])" office:value-type="float"/>
          <table:table-cell table:number-matrix-columns-spanned="1" table:number-matrix-rows-spanned="1" table:formula="of:=SUM([.BB3:.BB4]&lt;[.$CR3:.$CR4])" office:value-type="float"/>
          <table:table-cell table:number-matrix-columns-spanned="1" table:number-matrix-rows-spanned="1" table:formula="of:=SUM([.BC3:.BC4]&lt;[.$CS3:.$CS4])" office:value-type="float"/>
          <table:table-cell table:number-matrix-columns-spanned="1" table:number-matrix-rows-spanned="1" table:formula="of:=SUM([.BD3:.BD4]&lt;[.$CT3:.$CT4])" office:value-type="float"/>
          <table:table-cell table:number-matrix-columns-spanned="1" table:number-matrix-rows-spanned="1" table:formula="of:=SUM([.BE3:.BE4]&lt;[.$CU3:.$CU4])" office:value-type="float"/>
          <table:table-cell table:number-matrix-columns-spanned="1" table:number-matrix-rows-spanned="1" table:formula="of:=SUM([.BF3:.BF4]&lt;[.$CV3:.$CV4])" office:value-type="float"/>
          <table:table-cell table:number-matrix-columns-spanned="1" table:number-matrix-rows-spanned="1" table:formula="of:=SUM([.BG3:.BG4]&lt;[.$CW3:.$CW4])" office:value-type="float"/>
          <table:table-cell table:number-matrix-columns-spanned="1" table:number-matrix-rows-spanned="1" table:formula="of:=SUM([.BH3:.BH4]&lt;[.$CX3:.$CX4])" office:value-type="float"/>
          <table:table-cell table:number-matrix-columns-spanned="1" table:number-matrix-rows-spanned="1" table:formula="of:=SUM([.BI3:.BI4]&lt;[.$CY3:.$CY4])" office:value-type="float"/>
          <table:table-cell table:number-matrix-columns-spanned="1" table:number-matrix-rows-spanned="1" table:formula="of:=SUM([.BJ3:.BJ4]&lt;[.$CZ3:.$CZ4])" office:value-type="float"/>
          <table:table-cell table:number-matrix-columns-spanned="1" table:number-matrix-rows-spanned="1" table:formula="of:=SUM([.BK3:.BK4]&lt;[.$DA3:.$DA4])" office:value-type="float"/>
          <table:table-cell table:number-matrix-columns-spanned="1" table:number-matrix-rows-spanned="1" table:formula="of:=SUM([.BL3:.BL4]&lt;[.$DB3:.$DB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CH3:.$CH4])" office:value-type="float"/>
          <table:table-cell table:number-matrix-columns-spanned="1" table:number-matrix-rows-spanned="1" table:formula="of:=SUM([.C3:.C4]&gt;[.$CI3:.$CI4])" office:value-type="float"/>
          <table:table-cell table:number-matrix-columns-spanned="1" table:number-matrix-rows-spanned="1" table:formula="of:=SUM([.D3:.D4]&gt;[.$CJ3:.$CJ4])" office:value-type="float"/>
          <table:table-cell table:number-matrix-columns-spanned="1" table:number-matrix-rows-spanned="1" table:formula="of:=SUM([.E3:.E4]&gt;[.$CK3:.$CK4])" office:value-type="float"/>
          <table:table-cell table:number-matrix-columns-spanned="1" table:number-matrix-rows-spanned="1" table:formula="of:=SUM([.F3:.F4]&gt;[.$CL3:.$CL4])" office:value-type="float"/>
          <table:table-cell table:number-matrix-columns-spanned="1" table:number-matrix-rows-spanned="1" table:formula="of:=SUM([.G3:.G4]&gt;[.$CM3:.$CM4])" office:value-type="float"/>
          <table:table-cell table:number-matrix-columns-spanned="1" table:number-matrix-rows-spanned="1" table:formula="of:=SUM([.H3:.H4]&gt;[.$CN3:.$CN4])" office:value-type="float"/>
          <table:table-cell table:number-matrix-columns-spanned="1" table:number-matrix-rows-spanned="1" table:formula="of:=SUM([.I3:.I4]&gt;[.$CO3:.$CO4])" office:value-type="float"/>
          <table:table-cell table:number-matrix-columns-spanned="1" table:number-matrix-rows-spanned="1" table:formula="of:=SUM([.J3:.J4]&gt;[.$CP3:.$CP4])" office:value-type="float"/>
          <table:table-cell table:number-matrix-columns-spanned="1" table:number-matrix-rows-spanned="1" table:formula="of:=SUM([.K3:.K4]&gt;[.$CQ3:.$CQ4])" office:value-type="float"/>
          <table:table-cell table:number-matrix-columns-spanned="1" table:number-matrix-rows-spanned="1" table:formula="of:=SUM([.L3:.L4]&gt;[.$CR3:.$CR4])" office:value-type="float"/>
          <table:table-cell table:number-matrix-columns-spanned="1" table:number-matrix-rows-spanned="1" table:formula="of:=SUM([.M3:.M4]&gt;[.$CS3:.$CS4])" office:value-type="float"/>
          <table:table-cell table:number-matrix-columns-spanned="1" table:number-matrix-rows-spanned="1" table:formula="of:=SUM([.N3:.N4]&gt;[.$CT3:.$CT4])" office:value-type="float"/>
          <table:table-cell table:number-matrix-columns-spanned="1" table:number-matrix-rows-spanned="1" table:formula="of:=SUM([.O3:.O4]&gt;[.$CU3:.$CU4])" office:value-type="float"/>
          <table:table-cell table:number-matrix-columns-spanned="1" table:number-matrix-rows-spanned="1" table:formula="of:=SUM([.P3:.P4]&gt;[.$CV3:.$CV4])" office:value-type="float"/>
          <table:table-cell table:number-matrix-columns-spanned="1" table:number-matrix-rows-spanned="1" table:formula="of:=SUM([.Q3:.Q4]&gt;[.$CW3:.$CW4])" office:value-type="float"/>
          <table:table-cell table:number-matrix-columns-spanned="1" table:number-matrix-rows-spanned="1" table:formula="of:=SUM([.R3:.R4]&gt;[.$CX3:.$CX4])" office:value-type="float"/>
          <table:table-cell table:number-matrix-columns-spanned="1" table:number-matrix-rows-spanned="1" table:formula="of:=SUM([.S3:.S4]&gt;[.$CY3:.$CY4])" office:value-type="float"/>
          <table:table-cell table:number-matrix-columns-spanned="1" table:number-matrix-rows-spanned="1" table:formula="of:=SUM([.T3:.T4]&gt;[.$CZ3:.$CZ4])" office:value-type="float"/>
          <table:table-cell table:number-matrix-columns-spanned="1" table:number-matrix-rows-spanned="1" table:formula="of:=SUM([.U3:.U4]&gt;[.$DA3:.$DA4])" office:value-type="float"/>
          <table:table-cell table:number-matrix-columns-spanned="1" table:number-matrix-rows-spanned="1" table:formula="of:=SUM([.V3:.V4]&gt;[.$DB3:.$DB4])" office:value-type="float"/>
          <table:table-cell table:number-matrix-columns-spanned="1" table:number-matrix-rows-spanned="1" table:formula="of:=SUM([.W3:.W4]&gt;[.$CH3:.$CH4])" office:value-type="float"/>
          <table:table-cell table:number-matrix-columns-spanned="1" table:number-matrix-rows-spanned="1" table:formula="of:=SUM([.X3:.X4]&gt;[.$CI3:.$CI4])" office:value-type="float"/>
          <table:table-cell table:number-matrix-columns-spanned="1" table:number-matrix-rows-spanned="1" table:formula="of:=SUM([.Y3:.Y4]&gt;[.$CJ3:.$CJ4])" office:value-type="float"/>
          <table:table-cell table:number-matrix-columns-spanned="1" table:number-matrix-rows-spanned="1" table:formula="of:=SUM([.Z3:.Z4]&gt;[.$CK3:.$CK4])" office:value-type="float"/>
          <table:table-cell table:number-matrix-columns-spanned="1" table:number-matrix-rows-spanned="1" table:formula="of:=SUM([.AA3:.AA4]&gt;[.$CL3:.$CL4])" office:value-type="float"/>
          <table:table-cell table:number-matrix-columns-spanned="1" table:number-matrix-rows-spanned="1" table:formula="of:=SUM([.AB3:.AB4]&gt;[.$CM3:.$CM4])" office:value-type="float"/>
          <table:table-cell table:number-matrix-columns-spanned="1" table:number-matrix-rows-spanned="1" table:formula="of:=SUM([.AC3:.AC4]&gt;[.$CN3:.$CN4])" office:value-type="float"/>
          <table:table-cell table:number-matrix-columns-spanned="1" table:number-matrix-rows-spanned="1" table:formula="of:=SUM([.AD3:.AD4]&gt;[.$CO3:.$CO4])" office:value-type="float"/>
          <table:table-cell table:number-matrix-columns-spanned="1" table:number-matrix-rows-spanned="1" table:formula="of:=SUM([.AE3:.AE4]&gt;[.$CP3:.$CP4])" office:value-type="float"/>
          <table:table-cell table:number-matrix-columns-spanned="1" table:number-matrix-rows-spanned="1" table:formula="of:=SUM([.AF3:.AF4]&gt;[.$CQ3:.$CQ4])" office:value-type="float"/>
          <table:table-cell table:number-matrix-columns-spanned="1" table:number-matrix-rows-spanned="1" table:formula="of:=SUM([.AG3:.AG4]&gt;[.$CR3:.$CR4])" office:value-type="float"/>
          <table:table-cell table:number-matrix-columns-spanned="1" table:number-matrix-rows-spanned="1" table:formula="of:=SUM([.AH3:.AH4]&gt;[.$CS3:.$CS4])" office:value-type="float"/>
          <table:table-cell table:number-matrix-columns-spanned="1" table:number-matrix-rows-spanned="1" table:formula="of:=SUM([.AI3:.AI4]&gt;[.$CT3:.$CT4])" office:value-type="float"/>
          <table:table-cell table:number-matrix-columns-spanned="1" table:number-matrix-rows-spanned="1" table:formula="of:=SUM([.AJ3:.AJ4]&gt;[.$CU3:.$CU4])" office:value-type="float"/>
          <table:table-cell table:number-matrix-columns-spanned="1" table:number-matrix-rows-spanned="1" table:formula="of:=SUM([.AK3:.AK4]&gt;[.$CV3:.$CV4])" office:value-type="float"/>
          <table:table-cell table:number-matrix-columns-spanned="1" table:number-matrix-rows-spanned="1" table:formula="of:=SUM([.AL3:.AL4]&gt;[.$CW3:.$CW4])" office:value-type="float"/>
          <table:table-cell table:number-matrix-columns-spanned="1" table:number-matrix-rows-spanned="1" table:formula="of:=SUM([.AM3:.AM4]&gt;[.$CX3:.$CX4])" office:value-type="float"/>
          <table:table-cell table:number-matrix-columns-spanned="1" table:number-matrix-rows-spanned="1" table:formula="of:=SUM([.AN3:.AN4]&gt;[.$CY3:.$CY4])" office:value-type="float"/>
          <table:table-cell table:number-matrix-columns-spanned="1" table:number-matrix-rows-spanned="1" table:formula="of:=SUM([.AO3:.AO4]&gt;[.$CZ3:.$CZ4])" office:value-type="float"/>
          <table:table-cell table:number-matrix-columns-spanned="1" table:number-matrix-rows-spanned="1" table:formula="of:=SUM([.AP3:.AP4]&gt;[.$DA3:.$DA4])" office:value-type="float"/>
          <table:table-cell table:number-matrix-columns-spanned="1" table:number-matrix-rows-spanned="1" table:formula="of:=SUM([.AQ3:.AQ4]&gt;[.$DB3:.$DB4])" office:value-type="float"/>
          <table:table-cell table:number-matrix-columns-spanned="1" table:number-matrix-rows-spanned="1" table:formula="of:=SUM([.AR3:.AR4]&gt;[.$CH3:.$CH4])" office:value-type="float"/>
          <table:table-cell table:number-matrix-columns-spanned="1" table:number-matrix-rows-spanned="1" table:formula="of:=SUM([.AS3:.AS4]&gt;[.$CI3:.$CI4])" office:value-type="float"/>
          <table:table-cell table:number-matrix-columns-spanned="1" table:number-matrix-rows-spanned="1" table:formula="of:=SUM([.AT3:.AT4]&gt;[.$CJ3:.$CJ4])" office:value-type="float"/>
          <table:table-cell table:number-matrix-columns-spanned="1" table:number-matrix-rows-spanned="1" table:formula="of:=SUM([.AU3:.AU4]&gt;[.$CK3:.$CK4])" office:value-type="float"/>
          <table:table-cell table:number-matrix-columns-spanned="1" table:number-matrix-rows-spanned="1" table:formula="of:=SUM([.AV3:.AV4]&gt;[.$CL3:.$CL4])" office:value-type="float"/>
          <table:table-cell table:number-matrix-columns-spanned="1" table:number-matrix-rows-spanned="1" table:formula="of:=SUM([.AW3:.AW4]&gt;[.$CM3:.$CM4])" office:value-type="float"/>
          <table:table-cell table:number-matrix-columns-spanned="1" table:number-matrix-rows-spanned="1" table:formula="of:=SUM([.AX3:.AX4]&gt;[.$CN3:.$CN4])" office:value-type="float"/>
          <table:table-cell table:number-matrix-columns-spanned="1" table:number-matrix-rows-spanned="1" table:formula="of:=SUM([.AY3:.AY4]&gt;[.$CO3:.$CO4])" office:value-type="float"/>
          <table:table-cell table:number-matrix-columns-spanned="1" table:number-matrix-rows-spanned="1" table:formula="of:=SUM([.AZ3:.AZ4]&gt;[.$CP3:.$CP4])" office:value-type="float"/>
          <table:table-cell table:number-matrix-columns-spanned="1" table:number-matrix-rows-spanned="1" table:formula="of:=SUM([.BA3:.BA4]&gt;[.$CQ3:.$CQ4])" office:value-type="float"/>
          <table:table-cell table:number-matrix-columns-spanned="1" table:number-matrix-rows-spanned="1" table:formula="of:=SUM([.BB3:.BB4]&gt;[.$CR3:.$CR4])" office:value-type="float"/>
          <table:table-cell table:number-matrix-columns-spanned="1" table:number-matrix-rows-spanned="1" table:formula="of:=SUM([.BC3:.BC4]&gt;[.$CS3:.$CS4])" office:value-type="float"/>
          <table:table-cell table:number-matrix-columns-spanned="1" table:number-matrix-rows-spanned="1" table:formula="of:=SUM([.BD3:.BD4]&gt;[.$CT3:.$CT4])" office:value-type="float"/>
          <table:table-cell table:number-matrix-columns-spanned="1" table:number-matrix-rows-spanned="1" table:formula="of:=SUM([.BE3:.BE4]&gt;[.$CU3:.$CU4])" office:value-type="float"/>
          <table:table-cell table:number-matrix-columns-spanned="1" table:number-matrix-rows-spanned="1" table:formula="of:=SUM([.BF3:.BF4]&gt;[.$CV3:.$CV4])" office:value-type="float"/>
          <table:table-cell table:number-matrix-columns-spanned="1" table:number-matrix-rows-spanned="1" table:formula="of:=SUM([.BG3:.BG4]&gt;[.$CW3:.$CW4])" office:value-type="float"/>
          <table:table-cell table:number-matrix-columns-spanned="1" table:number-matrix-rows-spanned="1" table:formula="of:=SUM([.BH3:.BH4]&gt;[.$CX3:.$CX4])" office:value-type="float"/>
          <table:table-cell table:number-matrix-columns-spanned="1" table:number-matrix-rows-spanned="1" table:formula="of:=SUM([.BI3:.BI4]&gt;[.$CY3:.$CY4])" office:value-type="float"/>
          <table:table-cell table:number-matrix-columns-spanned="1" table:number-matrix-rows-spanned="1" table:formula="of:=SUM([.BJ3:.BJ4]&gt;[.$CZ3:.$CZ4])" office:value-type="float"/>
          <table:table-cell table:number-matrix-columns-spanned="1" table:number-matrix-rows-spanned="1" table:formula="of:=SUM([.BK3:.BK4]&gt;[.$DA3:.$DA4])" office:value-type="float"/>
          <table:table-cell table:number-matrix-columns-spanned="1" table:number-matrix-rows-spanned="1" table:formula="of:=SUM([.BL3:.BL4]&gt;[.$DB3:.$DB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DC3:.$DC4])" office:value-type="float"/>
          <table:table-cell table:number-matrix-columns-spanned="1" table:number-matrix-rows-spanned="1" table:formula="of:=SUM([.C3:.C4]=[.$DD3:.$DD4])" office:value-type="float"/>
          <table:table-cell table:number-matrix-columns-spanned="1" table:number-matrix-rows-spanned="1" table:formula="of:=SUM([.D3:.D4]=[.$DE3:.$DE4])" office:value-type="float"/>
          <table:table-cell table:number-matrix-columns-spanned="1" table:number-matrix-rows-spanned="1" table:formula="of:=SUM([.E3:.E4]=[.$DF3:.$DF4])" office:value-type="float"/>
          <table:table-cell table:number-matrix-columns-spanned="1" table:number-matrix-rows-spanned="1" table:formula="of:=SUM([.F3:.F4]=[.$DG3:.$DG4])" office:value-type="float"/>
          <table:table-cell table:number-matrix-columns-spanned="1" table:number-matrix-rows-spanned="1" table:formula="of:=SUM([.G3:.G4]=[.$DH3:.$DH4])" office:value-type="float"/>
          <table:table-cell table:number-matrix-columns-spanned="1" table:number-matrix-rows-spanned="1" table:formula="of:=SUM([.H3:.H4]=[.$DI3:.$DI4])" office:value-type="float"/>
          <table:table-cell table:number-matrix-columns-spanned="1" table:number-matrix-rows-spanned="1" table:formula="of:=SUM([.I3:.I4]=[.$DJ3:.$DJ4])" office:value-type="float"/>
          <table:table-cell table:number-matrix-columns-spanned="1" table:number-matrix-rows-spanned="1" table:formula="of:=SUM([.J3:.J4]=[.$DK3:.$DK4])" office:value-type="float"/>
          <table:table-cell table:number-matrix-columns-spanned="1" table:number-matrix-rows-spanned="1" table:formula="of:=SUM([.K3:.K4]=[.$DL3:.$DL4])" office:value-type="float"/>
          <table:table-cell table:number-matrix-columns-spanned="1" table:number-matrix-rows-spanned="1" table:formula="of:=SUM([.L3:.L4]=[.$DM3:.$DM4])" office:value-type="float"/>
          <table:table-cell table:number-matrix-columns-spanned="1" table:number-matrix-rows-spanned="1" table:formula="of:=SUM([.M3:.M4]=[.$DN3:.$DN4])" office:value-type="float"/>
          <table:table-cell table:number-matrix-columns-spanned="1" table:number-matrix-rows-spanned="1" table:formula="of:=SUM([.N3:.N4]=[.$DO3:.$DO4])" office:value-type="float"/>
          <table:table-cell table:number-matrix-columns-spanned="1" table:number-matrix-rows-spanned="1" table:formula="of:=SUM([.O3:.O4]=[.$DP3:.$DP4])" office:value-type="float"/>
          <table:table-cell table:number-matrix-columns-spanned="1" table:number-matrix-rows-spanned="1" table:formula="of:=SUM([.P3:.P4]=[.$DQ3:.$DQ4])" office:value-type="float"/>
          <table:table-cell table:number-matrix-columns-spanned="1" table:number-matrix-rows-spanned="1" table:formula="of:=SUM([.Q3:.Q4]=[.$DR3:.$DR4])" office:value-type="float"/>
          <table:table-cell table:number-matrix-columns-spanned="1" table:number-matrix-rows-spanned="1" table:formula="of:=SUM([.R3:.R4]=[.$DS3:.$DS4])" office:value-type="float"/>
          <table:table-cell table:number-matrix-columns-spanned="1" table:number-matrix-rows-spanned="1" table:formula="of:=SUM([.S3:.S4]=[.$DT3:.$DT4])" office:value-type="float"/>
          <table:table-cell table:number-matrix-columns-spanned="1" table:number-matrix-rows-spanned="1" table:formula="of:=SUM([.T3:.T4]=[.$DU3:.$DU4])" office:value-type="float"/>
          <table:table-cell table:number-matrix-columns-spanned="1" table:number-matrix-rows-spanned="1" table:formula="of:=SUM([.U3:.U4]=[.$DV3:.$DV4])" office:value-type="float"/>
          <table:table-cell table:number-matrix-columns-spanned="1" table:number-matrix-rows-spanned="1" table:formula="of:=SUM([.V3:.V4]=[.$DW3:.$DW4])" office:value-type="float"/>
          <table:table-cell table:number-matrix-columns-spanned="1" table:number-matrix-rows-spanned="1" table:formula="of:=SUM([.W3:.W4]=[.$DC3:.$DC4])" office:value-type="float"/>
          <table:table-cell table:number-matrix-columns-spanned="1" table:number-matrix-rows-spanned="1" table:formula="of:=SUM([.X3:.X4]=[.$DD3:.$DD4])" office:value-type="float"/>
          <table:table-cell table:number-matrix-columns-spanned="1" table:number-matrix-rows-spanned="1" table:formula="of:=SUM([.Y3:.Y4]=[.$DE3:.$DE4])" office:value-type="float"/>
          <table:table-cell table:number-matrix-columns-spanned="1" table:number-matrix-rows-spanned="1" table:formula="of:=SUM([.Z3:.Z4]=[.$DF3:.$DF4])" office:value-type="float"/>
          <table:table-cell table:number-matrix-columns-spanned="1" table:number-matrix-rows-spanned="1" table:formula="of:=SUM([.AA3:.AA4]=[.$DG3:.$DG4])" office:value-type="float"/>
          <table:table-cell table:number-matrix-columns-spanned="1" table:number-matrix-rows-spanned="1" table:formula="of:=SUM([.AB3:.AB4]=[.$DH3:.$DH4])" office:value-type="float"/>
          <table:table-cell table:number-matrix-columns-spanned="1" table:number-matrix-rows-spanned="1" table:formula="of:=SUM([.AC3:.AC4]=[.$DI3:.$DI4])" office:value-type="float"/>
          <table:table-cell table:number-matrix-columns-spanned="1" table:number-matrix-rows-spanned="1" table:formula="of:=SUM([.AD3:.AD4]=[.$DJ3:.$DJ4])" office:value-type="float"/>
          <table:table-cell table:number-matrix-columns-spanned="1" table:number-matrix-rows-spanned="1" table:formula="of:=SUM([.AE3:.AE4]=[.$DK3:.$DK4])" office:value-type="float"/>
          <table:table-cell table:number-matrix-columns-spanned="1" table:number-matrix-rows-spanned="1" table:formula="of:=SUM([.AF3:.AF4]=[.$DL3:.$DL4])" office:value-type="float"/>
          <table:table-cell table:number-matrix-columns-spanned="1" table:number-matrix-rows-spanned="1" table:formula="of:=SUM([.AG3:.AG4]=[.$DM3:.$DM4])" office:value-type="float"/>
          <table:table-cell table:number-matrix-columns-spanned="1" table:number-matrix-rows-spanned="1" table:formula="of:=SUM([.AH3:.AH4]=[.$DN3:.$DN4])" office:value-type="float"/>
          <table:table-cell table:number-matrix-columns-spanned="1" table:number-matrix-rows-spanned="1" table:formula="of:=SUM([.AI3:.AI4]=[.$DO3:.$DO4])" office:value-type="float"/>
          <table:table-cell table:number-matrix-columns-spanned="1" table:number-matrix-rows-spanned="1" table:formula="of:=SUM([.AJ3:.AJ4]=[.$DP3:.$DP4])" office:value-type="float"/>
          <table:table-cell table:number-matrix-columns-spanned="1" table:number-matrix-rows-spanned="1" table:formula="of:=SUM([.AK3:.AK4]=[.$DQ3:.$DQ4])" office:value-type="float"/>
          <table:table-cell table:number-matrix-columns-spanned="1" table:number-matrix-rows-spanned="1" table:formula="of:=SUM([.AL3:.AL4]=[.$DR3:.$DR4])" office:value-type="float"/>
          <table:table-cell table:number-matrix-columns-spanned="1" table:number-matrix-rows-spanned="1" table:formula="of:=SUM([.AM3:.AM4]=[.$DS3:.$DS4])" office:value-type="float"/>
          <table:table-cell table:number-matrix-columns-spanned="1" table:number-matrix-rows-spanned="1" table:formula="of:=SUM([.AN3:.AN4]=[.$DT3:.$DT4])" office:value-type="float"/>
          <table:table-cell table:number-matrix-columns-spanned="1" table:number-matrix-rows-spanned="1" table:formula="of:=SUM([.AO3:.AO4]=[.$DU3:.$DU4])" office:value-type="float"/>
          <table:table-cell table:number-matrix-columns-spanned="1" table:number-matrix-rows-spanned="1" table:formula="of:=SUM([.AP3:.AP4]=[.$DV3:.$DV4])" office:value-type="float"/>
          <table:table-cell table:number-matrix-columns-spanned="1" table:number-matrix-rows-spanned="1" table:formula="of:=SUM([.AQ3:.AQ4]=[.$DW3:.$DW4])" office:value-type="float"/>
          <table:table-cell table:number-matrix-columns-spanned="1" table:number-matrix-rows-spanned="1" table:formula="of:=SUM([.AR3:.AR4]=[.$DC3:.$DC4])" office:value-type="float"/>
          <table:table-cell table:number-matrix-columns-spanned="1" table:number-matrix-rows-spanned="1" table:formula="of:=SUM([.AS3:.AS4]=[.$DD3:.$DD4])" office:value-type="float"/>
          <table:table-cell table:number-matrix-columns-spanned="1" table:number-matrix-rows-spanned="1" table:formula="of:=SUM([.AT3:.AT4]=[.$DE3:.$DE4])" office:value-type="float"/>
          <table:table-cell table:number-matrix-columns-spanned="1" table:number-matrix-rows-spanned="1" table:formula="of:=SUM([.AU3:.AU4]=[.$DF3:.$DF4])" office:value-type="float"/>
          <table:table-cell table:number-matrix-columns-spanned="1" table:number-matrix-rows-spanned="1" table:formula="of:=SUM([.AV3:.AV4]=[.$DG3:.$DG4])" office:value-type="float"/>
          <table:table-cell table:number-matrix-columns-spanned="1" table:number-matrix-rows-spanned="1" table:formula="of:=SUM([.AW3:.AW4]=[.$DH3:.$DH4])" office:value-type="float"/>
          <table:table-cell table:number-matrix-columns-spanned="1" table:number-matrix-rows-spanned="1" table:formula="of:=SUM([.AX3:.AX4]=[.$DI3:.$DI4])" office:value-type="float"/>
          <table:table-cell table:number-matrix-columns-spanned="1" table:number-matrix-rows-spanned="1" table:formula="of:=SUM([.AY3:.AY4]=[.$DJ3:.$DJ4])" office:value-type="float"/>
          <table:table-cell table:number-matrix-columns-spanned="1" table:number-matrix-rows-spanned="1" table:formula="of:=SUM([.AZ3:.AZ4]=[.$DK3:.$DK4])" office:value-type="float"/>
          <table:table-cell table:number-matrix-columns-spanned="1" table:number-matrix-rows-spanned="1" table:formula="of:=SUM([.BA3:.BA4]=[.$DL3:.$DL4])" office:value-type="float"/>
          <table:table-cell table:number-matrix-columns-spanned="1" table:number-matrix-rows-spanned="1" table:formula="of:=SUM([.BB3:.BB4]=[.$DM3:.$DM4])" office:value-type="float"/>
          <table:table-cell table:number-matrix-columns-spanned="1" table:number-matrix-rows-spanned="1" table:formula="of:=SUM([.BC3:.BC4]=[.$DN3:.$DN4])" office:value-type="float"/>
          <table:table-cell table:number-matrix-columns-spanned="1" table:number-matrix-rows-spanned="1" table:formula="of:=SUM([.BD3:.BD4]=[.$DO3:.$DO4])" office:value-type="float"/>
          <table:table-cell table:number-matrix-columns-spanned="1" table:number-matrix-rows-spanned="1" table:formula="of:=SUM([.BE3:.BE4]=[.$DP3:.$DP4])" office:value-type="float"/>
          <table:table-cell table:number-matrix-columns-spanned="1" table:number-matrix-rows-spanned="1" table:formula="of:=SUM([.BF3:.BF4]=[.$DQ3:.$DQ4])" office:value-type="float"/>
          <table:table-cell table:number-matrix-columns-spanned="1" table:number-matrix-rows-spanned="1" table:formula="of:=SUM([.BG3:.BG4]=[.$DR3:.$DR4])" office:value-type="float"/>
          <table:table-cell table:number-matrix-columns-spanned="1" table:number-matrix-rows-spanned="1" table:formula="of:=SUM([.BH3:.BH4]=[.$DS3:.$DS4])" office:value-type="float"/>
          <table:table-cell table:number-matrix-columns-spanned="1" table:number-matrix-rows-spanned="1" table:formula="of:=SUM([.BI3:.BI4]=[.$DT3:.$DT4])" office:value-type="float"/>
          <table:table-cell table:number-matrix-columns-spanned="1" table:number-matrix-rows-spanned="1" table:formula="of:=SUM([.BJ3:.BJ4]=[.$DU3:.$DU4])" office:value-type="float"/>
          <table:table-cell table:number-matrix-columns-spanned="1" table:number-matrix-rows-spanned="1" table:formula="of:=SUM([.BK3:.BK4]=[.$DV3:.$DV4])" office:value-type="float"/>
          <table:table-cell table:number-matrix-columns-spanned="1" table:number-matrix-rows-spanned="1" table:formula="of:=SUM([.BL3:.BL4]=[.$DW3:.$DW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